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RL">
            <text:p>URL</text:p>
          </table:table-cell>
          <table:table-cell table:style-name="pd1" office:value-type="string" office:string-value="Image URL">
            <text:p>Image URL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QfKKhAEVIY6gqwbIawGczJFmXgQLZkJ8-qnvJH4MTvBHjOwgsFt2upgZhY9q4&amp;s">
            <text:p>https://encrypted-tbn0.gstatic.com/images?q=tbn:ANd9GcQfKKhAEVIY6gqwbIawGczJFmXgQLZkJ8-qnvJH4MTvBHjOwgsFt2upgZhY9q4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hj8Lq_jHqMuXcPIliZn3Mh-Mpjcr5xR1dz6itLs_0u1843JgPzoCUQOc7cnA&amp;s">
            <text:p>https://encrypted-tbn0.gstatic.com/images?q=tbn:ANd9GcShj8Lq_jHqMuXcPIliZn3Mh-Mpjcr5xR1dz6itLs_0u1843JgPzoCUQOc7cnA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H8oBeg2IWKLWsP0Egsy8FzQ0IV_40DWsVUscocxe2mrXjsPhjhwk2ecvVwbI&amp;s">
            <text:p>https://encrypted-tbn0.gstatic.com/images?q=tbn:ANd9GcTH8oBeg2IWKLWsP0Egsy8FzQ0IV_40DWsVUscocxe2mrXjsPhjhwk2ecvVwbI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2CHNDzBNLl4prQXYfFemwrX1wks0gYG7oCDf0QsbXyAd-iEFfxkwbe6hQpkE&amp;s">
            <text:p>https://encrypted-tbn0.gstatic.com/images?q=tbn:ANd9GcS2CHNDzBNLl4prQXYfFemwrX1wks0gYG7oCDf0QsbXyAd-iEFfxkwbe6hQpkE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QW82_al4Jxgxp4dAsqOE5b6jPzPLUs__q7TbrGHPW06JU24kSTY4nYXPvYaXw&amp;s">
            <text:p>https://encrypted-tbn0.gstatic.com/images?q=tbn:ANd9GcQW82_al4Jxgxp4dAsqOE5b6jPzPLUs__q7TbrGHPW06JU24kSTY4nYXPvYaX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6QYzyl9-DGZOFZwqldxXlpkryc-LoKVbfaLKfiYfhLjjZSj3PST3aESgETQ&amp;s">
            <text:p>https://encrypted-tbn0.gstatic.com/images?q=tbn:ANd9GcS6QYzyl9-DGZOFZwqldxXlpkryc-LoKVbfaLKfiYfhLjjZSj3PST3aESgETQ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5Y7xwygNPZ4-PJUjYm340KwSQDz2uQ8Tl656pz47Qio7cHChLzZGhI2YZPw&amp;s">
            <text:p>https://encrypted-tbn0.gstatic.com/images?q=tbn:ANd9GcT5Y7xwygNPZ4-PJUjYm340KwSQDz2uQ8Tl656pz47Qio7cHChLzZGhI2YZP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wuFFyGVFT3kSBPd0IgP_gp_TeGvjMF6HJnwfH-D1DWdc-cku1Yudjbb2xiGI&amp;s">
            <text:p>https://encrypted-tbn0.gstatic.com/images?q=tbn:ANd9GcSwuFFyGVFT3kSBPd0IgP_gp_TeGvjMF6HJnwfH-D1DWdc-cku1Yudjbb2xiGI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RZsGL4VWDjiCnCorxzd3qzFkyK5TrrBV9-se4HLI-CCWT8yY6WU_-2dU0MtDw&amp;s">
            <text:p>https://encrypted-tbn0.gstatic.com/images?q=tbn:ANd9GcRZsGL4VWDjiCnCorxzd3qzFkyK5TrrBV9-se4HLI-CCWT8yY6WU_-2dU0MtD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LrC1GYJCDXi6ZWKHog7xVh2VdcEkxmzYyuf3VSTFe142KmtCpY-shIPmR5w&amp;s">
            <text:p>https://encrypted-tbn0.gstatic.com/images?q=tbn:ANd9GcTLrC1GYJCDXi6ZWKHog7xVh2VdcEkxmzYyuf3VSTFe142KmtCpY-shIPmR5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QAj_SJsaR-ShiVgCEc9PjVuhrrSGasT3FEDpUOJQ-8PM_JNzkA_daFn_jBPw&amp;s">
            <text:p>https://encrypted-tbn0.gstatic.com/images?q=tbn:ANd9GcQAj_SJsaR-ShiVgCEc9PjVuhrrSGasT3FEDpUOJQ-8PM_JNzkA_daFn_jBP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RaEjq4uzsiyYqhXwOl5JhPbj93wv-OMYyh9k2FXYsz2GewgZ7xLGill5AZm5M&amp;s">
            <text:p>https://encrypted-tbn0.gstatic.com/images?q=tbn:ANd9GcRaEjq4uzsiyYqhXwOl5JhPbj93wv-OMYyh9k2FXYsz2GewgZ7xLGill5AZm5M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38qjCaC1358FpCe4Cls6uU_ODZzyTKTQzF24hrSGmLQFb5fER7EBi6T_Cn1o&amp;s">
            <text:p>https://encrypted-tbn0.gstatic.com/images?q=tbn:ANd9GcS38qjCaC1358FpCe4Cls6uU_ODZzyTKTQzF24hrSGmLQFb5fER7EBi6T_Cn1o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QyHtXQ-j61L2V7lZmMLpr7wiGGHOTDYY9o5YwkCDltWq-R2diZkhQOadrAZ0E&amp;s">
            <text:p>https://encrypted-tbn0.gstatic.com/images?q=tbn:ANd9GcQyHtXQ-j61L2V7lZmMLpr7wiGGHOTDYY9o5YwkCDltWq-R2diZkhQOadrAZ0E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RzDE_iXkT_wDgOmjux5uaNloI5nMgp3c4yvl-6G88wMKlTzySlz7xSRbanJtc&amp;s">
            <text:p>https://encrypted-tbn0.gstatic.com/images?q=tbn:ANd9GcRzDE_iXkT_wDgOmjux5uaNloI5nMgp3c4yvl-6G88wMKlTzySlz7xSRbanJtc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ujKYPcK36GM8VktaNLQnjsNZCte-8SpMbfnYCnT-ZFGk_SyeSKVqpJgwhyg&amp;s">
            <text:p>https://encrypted-tbn0.gstatic.com/images?q=tbn:ANd9GcTujKYPcK36GM8VktaNLQnjsNZCte-8SpMbfnYCnT-ZFGk_SyeSKVqpJgwhyg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rES02GlJUGkQ2uJrHC6S1BPAYL3i2zZmvKUlXHaXquQ-sKfFmpvdBXhf12A&amp;s">
            <text:p>https://encrypted-tbn0.gstatic.com/images?q=tbn:ANd9GcTrES02GlJUGkQ2uJrHC6S1BPAYL3i2zZmvKUlXHaXquQ-sKfFmpvdBXhf12A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Q4jO04FQDXXFZ8fzRqC9J3SgRkBcICeJDc1ZCZF13sSuy8GzVjuv07_ppx7w&amp;s">
            <text:p>https://encrypted-tbn0.gstatic.com/images?q=tbn:ANd9GcQ4jO04FQDXXFZ8fzRqC9J3SgRkBcICeJDc1ZCZF13sSuy8GzVjuv07_ppx7w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SZxS8MOVlRLPecwMSzSJ_wYAwK4ggIuOFf2o24TqaFRqtqFZZH8Qby2814oU8&amp;s">
            <text:p>https://encrypted-tbn0.gstatic.com/images?q=tbn:ANd9GcSZxS8MOVlRLPecwMSzSJ_wYAwK4ggIuOFf2o24TqaFRqtqFZZH8Qby2814oU8&amp;s</text:p>
          </table:table-cell>
        </table:table-row>
        <table:table-row>
          <table:table-cell office:value-type="string" office:string-value="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 office:value-type="string" office:string-value="https://encrypted-tbn0.gstatic.com/images?q=tbn:ANd9GcTqksvKk6VwqxJ5Hh1mNqeRZ5KNiXAYMT_5OsZ9zw0uc6XueIkqoW8HkzbZJw&amp;s">
            <text:p>https://encrypted-tbn0.gstatic.com/images?q=tbn:ANd9GcTqksvKk6VwqxJ5Hh1mNqeRZ5KNiXAYMT_5OsZ9zw0uc6XueIkqoW8HkzbZJ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SN0xH9UuwiAJz46y7DP2iyVUYINatIzmopnqSPC5BiJF3i6rBC6aM6vIH6SD4&amp;s">
            <text:p>https://encrypted-tbn0.gstatic.com/images?q=tbn:ANd9GcSN0xH9UuwiAJz46y7DP2iyVUYINatIzmopnqSPC5BiJF3i6rBC6aM6vIH6SD4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r511fdfWh6cdKg3VsHgQt2eAi0xWojJuHgTXWJwwE-7QH7lKLvq17Md137WY&amp;s">
            <text:p>https://encrypted-tbn0.gstatic.com/images?q=tbn:ANd9GcQr511fdfWh6cdKg3VsHgQt2eAi0xWojJuHgTXWJwwE-7QH7lKLvq17Md137WY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1T0KRCHc1zH0FcD1l_cPP02-FYTk6Q5YXS0u11jvPW14oG4m0JHi7-Vt1AGI&amp;s">
            <text:p>https://encrypted-tbn0.gstatic.com/images?q=tbn:ANd9GcT1T0KRCHc1zH0FcD1l_cPP02-FYTk6Q5YXS0u11jvPW14oG4m0JHi7-Vt1AGI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Rqcynxsbn6U4p7UeJ0Up8ZFVyZTXRXhERvoWOuQQiMlN1D8AIs2-wlS2F26gY&amp;s">
            <text:p>https://encrypted-tbn0.gstatic.com/images?q=tbn:ANd9GcRqcynxsbn6U4p7UeJ0Up8ZFVyZTXRXhERvoWOuQQiMlN1D8AIs2-wlS2F26gY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RYdJ-P44axPI7REiPb2hT8RhyiZsMo1qxQaWhXRyLuG_vSCeYHycC1E2qRJw&amp;s">
            <text:p>https://encrypted-tbn0.gstatic.com/images?q=tbn:ANd9GcRYdJ-P44axPI7REiPb2hT8RhyiZsMo1qxQaWhXRyLuG_vSCeYHycC1E2qRJ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SIHdvHUkZCAusb6TvTr-rE90lebwLF0RLJBpWM_GPAaJT7g6ZoH4J_9eP1t5s&amp;s">
            <text:p>https://encrypted-tbn0.gstatic.com/images?q=tbn:ANd9GcSIHdvHUkZCAusb6TvTr-rE90lebwLF0RLJBpWM_GPAaJT7g6ZoH4J_9eP1t5s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uqEbhvyIOEvzvkzObqNhjpTzCUYVwXLrlNaqx_HyPZuTPNcTYdLnG1geZUQ&amp;s">
            <text:p>https://encrypted-tbn0.gstatic.com/images?q=tbn:ANd9GcQuqEbhvyIOEvzvkzObqNhjpTzCUYVwXLrlNaqx_HyPZuTPNcTYdLnG1geZU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Rpms2qF5B-PBUj0YQwMS4geNyW_xIMK7W1KTxrM_z3_kxd-vFLaDuqYcVBd4k&amp;s">
            <text:p>https://encrypted-tbn0.gstatic.com/images?q=tbn:ANd9GcRpms2qF5B-PBUj0YQwMS4geNyW_xIMK7W1KTxrM_z3_kxd-vFLaDuqYcVBd4k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N-GAKDfF7fCpiDLS6yVucaxQsqQTVpf9a0scOxSWcfJRB2E4f1s1sP2e5Mg&amp;s">
            <text:p>https://encrypted-tbn0.gstatic.com/images?q=tbn:ANd9GcQN-GAKDfF7fCpiDLS6yVucaxQsqQTVpf9a0scOxSWcfJRB2E4f1s1sP2e5Mg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F5z_sXQ1VFB59yhaxeitJf4xZhbw10TZX4FtK2DC9v-OGhBDmfRsVzD1AtJY&amp;s">
            <text:p>https://encrypted-tbn0.gstatic.com/images?q=tbn:ANd9GcQF5z_sXQ1VFB59yhaxeitJf4xZhbw10TZX4FtK2DC9v-OGhBDmfRsVzD1AtJY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KBjWa0TXUOOUdJBCnIn1b-39K4C-s8bglQvFZCTB_YEb2cbYhMBjlsKe09Q&amp;s">
            <text:p>https://encrypted-tbn0.gstatic.com/images?q=tbn:ANd9GcTKBjWa0TXUOOUdJBCnIn1b-39K4C-s8bglQvFZCTB_YEb2cbYhMBjlsKe09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WNSAN-HQ6rAFAAJlqrl6tXGfLAKU0INeYAqpx849shs16SQdH05lQlWnw_Q&amp;s">
            <text:p>https://encrypted-tbn0.gstatic.com/images?q=tbn:ANd9GcTWNSAN-HQ6rAFAAJlqrl6tXGfLAKU0INeYAqpx849shs16SQdH05lQlWnw_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MmD4rIBpiWQxv8jwU13YU72A22cQBtLXJHREaj9J-CbilcgU-rG3g5_t7pQ&amp;s">
            <text:p>https://encrypted-tbn0.gstatic.com/images?q=tbn:ANd9GcQMmD4rIBpiWQxv8jwU13YU72A22cQBtLXJHREaj9J-CbilcgU-rG3g5_t7p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SiwRcbZHWbS9VaJVKWX_NEvep1idDhChTdWcA_L330JsZ1viGI7U1WGRtTKA&amp;s">
            <text:p>https://encrypted-tbn0.gstatic.com/images?q=tbn:ANd9GcSiwRcbZHWbS9VaJVKWX_NEvep1idDhChTdWcA_L330JsZ1viGI7U1WGRtTKA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9l08lpuUc4h_VM7VFrJpHZu_v9o3VlWrxuDWuQlJWA8ydgr9xr1NwVWWF6w&amp;s">
            <text:p>https://encrypted-tbn0.gstatic.com/images?q=tbn:ANd9GcT9l08lpuUc4h_VM7VFrJpHZu_v9o3VlWrxuDWuQlJWA8ydgr9xr1NwVWWF6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oY6_c1ehqJKjOXyTPF2pP2psQEfrRC3JaNQAPAfLVG1rEcym2K7SDDbTusw&amp;s">
            <text:p>https://encrypted-tbn0.gstatic.com/images?q=tbn:ANd9GcToY6_c1ehqJKjOXyTPF2pP2psQEfrRC3JaNQAPAfLVG1rEcym2K7SDDbTus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TpFADpZqDpK1Jha92e1JM3R7Wir0y9tEYuwZ83S9LtEVRv_RrtDCMMjqunLA&amp;s">
            <text:p>https://encrypted-tbn0.gstatic.com/images?q=tbn:ANd9GcTpFADpZqDpK1Jha92e1JM3R7Wir0y9tEYuwZ83S9LtEVRv_RrtDCMMjqunLA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Q8ZGW3MwGJXbCzDmBTFnKL6vLbDUSXEqaWCiFcJZPNPxytTl4fO9QI0x24Sw&amp;s">
            <text:p>https://encrypted-tbn0.gstatic.com/images?q=tbn:ANd9GcQ8ZGW3MwGJXbCzDmBTFnKL6vLbDUSXEqaWCiFcJZPNPxytTl4fO9QI0x24S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RxwjmQ9O_OFeyp_UWsMvqdxfAthdSINeCYocn3uRhrci0-8_Qef_dxicFg1g&amp;s">
            <text:p>https://encrypted-tbn0.gstatic.com/images?q=tbn:ANd9GcRxwjmQ9O_OFeyp_UWsMvqdxfAthdSINeCYocn3uRhrci0-8_Qef_dxicFg1g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 office:value-type="string" office:string-value="https://encrypted-tbn0.gstatic.com/images?q=tbn:ANd9GcS2H0LWTWz0B_5upkPzPUyRc4AVKr6x7GpbW4lSmx2Sex7yjKSlG5X_9DRBxQ&amp;s">
            <text:p>https://encrypted-tbn0.gstatic.com/images?q=tbn:ANd9GcS2H0LWTWz0B_5upkPzPUyRc4AVKr6x7GpbW4lSmx2Sex7yjKSlG5X_9DRBxQ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QFhR_hCtP5Z7DJdxS0k9nh7hOnVXW9eboh4rB4zxYey3tQssawophI_4xPDlM&amp;s">
            <text:p>https://encrypted-tbn0.gstatic.com/images?q=tbn:ANd9GcQFhR_hCtP5Z7DJdxS0k9nh7hOnVXW9eboh4rB4zxYey3tQssawophI_4xPDlM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Qq4PJN77XOLaF1H47PHtCm7PNI8NrmFAvtOPDkfXXXAk0XYmT462ON7bvsVC4&amp;s">
            <text:p>https://encrypted-tbn0.gstatic.com/images?q=tbn:ANd9GcQq4PJN77XOLaF1H47PHtCm7PNI8NrmFAvtOPDkfXXXAk0XYmT462ON7bvsVC4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2YUGRtQVGhO_9eu0fY2_svjiFjB7NQOO8YO7P-4DC8rj_qFEamfK4bbw6ZV0&amp;s">
            <text:p>https://encrypted-tbn0.gstatic.com/images?q=tbn:ANd9GcT2YUGRtQVGhO_9eu0fY2_svjiFjB7NQOO8YO7P-4DC8rj_qFEamfK4bbw6ZV0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ZdswCehd8ngQqJOhRByos0HV4IhHztF9g9ndd0A1ahty48ypwC7fW9x2pW1U&amp;s">
            <text:p>https://encrypted-tbn0.gstatic.com/images?q=tbn:ANd9GcRZdswCehd8ngQqJOhRByos0HV4IhHztF9g9ndd0A1ahty48ypwC7fW9x2pW1U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5FpHkSgKM1E3jGhEP-strMDZxYftlpSDAsjNQZx5ZWQ3s3oxpvVwvULZtPA&amp;s">
            <text:p>https://encrypted-tbn0.gstatic.com/images?q=tbn:ANd9GcT5FpHkSgKM1E3jGhEP-strMDZxYftlpSDAsjNQZx5ZWQ3s3oxpvVwvULZtPA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28I_3sKoCwGUYqEnod2ybs9OkuwoE3RnJsSvPvNTU76jHpjaD4Wr-dNlvqg&amp;s">
            <text:p>https://encrypted-tbn0.gstatic.com/images?q=tbn:ANd9GcT28I_3sKoCwGUYqEnod2ybs9OkuwoE3RnJsSvPvNTU76jHpjaD4Wr-dNlvqg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SZDKkRuDSpNpCmJNYDUldBBVyNKtLgt5K6yrGrvwmwHQQoDdhd0DbRpfvxnMQ&amp;s">
            <text:p>https://encrypted-tbn0.gstatic.com/images?q=tbn:ANd9GcSZDKkRuDSpNpCmJNYDUldBBVyNKtLgt5K6yrGrvwmwHQQoDdhd0DbRpfvxnMQ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q7vhos0eamWXw_mP8GNPimv50kVDgJYh-q2npCULJrdEyMCossIX0zl31rds&amp;s">
            <text:p>https://encrypted-tbn0.gstatic.com/images?q=tbn:ANd9GcTq7vhos0eamWXw_mP8GNPimv50kVDgJYh-q2npCULJrdEyMCossIX0zl31rds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je7L02N3JiOHNPNEO1MrYDiHT0um5I7GzctbnI8YrkQVR1fQiVb9sYpfwWQ&amp;s">
            <text:p>https://encrypted-tbn0.gstatic.com/images?q=tbn:ANd9GcTje7L02N3JiOHNPNEO1MrYDiHT0um5I7GzctbnI8YrkQVR1fQiVb9sYpfwWQ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Mcy_fVTwXe40OY752jZY_UiH-nZrmgeAD4qEuJQvgJw_WWKNeNZjdEuAZog&amp;s">
            <text:p>https://encrypted-tbn0.gstatic.com/images?q=tbn:ANd9GcRMcy_fVTwXe40OY752jZY_UiH-nZrmgeAD4qEuJQvgJw_WWKNeNZjdEuAZog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bh1trdAD2yNDb8YOtY4FvkpUciNRMnrNbjdr2aXf0uQgv2xhKC2lj84Z8mw&amp;s">
            <text:p>https://encrypted-tbn0.gstatic.com/images?q=tbn:ANd9GcRbh1trdAD2yNDb8YOtY4FvkpUciNRMnrNbjdr2aXf0uQgv2xhKC2lj84Z8mw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TZIZkEoszyWXUi0cClu4UA2D1DhfWTzWr7or86zgPDwZAZQEVHhcNc3RoLfg&amp;s">
            <text:p>https://encrypted-tbn0.gstatic.com/images?q=tbn:ANd9GcTZIZkEoszyWXUi0cClu4UA2D1DhfWTzWr7or86zgPDwZAZQEVHhcNc3RoLfg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SyDYP8Sv0ha3kcvTb1wWzJWL4f37XAXBjzTuv5cBHrzSqFxfe3DmNtbFM7b0A&amp;s">
            <text:p>https://encrypted-tbn0.gstatic.com/images?q=tbn:ANd9GcSyDYP8Sv0ha3kcvTb1wWzJWL4f37XAXBjzTuv5cBHrzSqFxfe3DmNtbFM7b0A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S5uSkIHdBXWFVxttPjwuEvDxM-K3r5BXJBpnujZ6_mo_i-FcZQXpFdpqNXlZU&amp;s">
            <text:p>https://encrypted-tbn0.gstatic.com/images?q=tbn:ANd9GcS5uSkIHdBXWFVxttPjwuEvDxM-K3r5BXJBpnujZ6_mo_i-FcZQXpFdpqNXlZU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JqQtLKtTA1WAhjLc0FkAAK3SuzBBGvPAfw2AyerIviM_72GhBN45E7y8gZ4M&amp;s">
            <text:p>https://encrypted-tbn0.gstatic.com/images?q=tbn:ANd9GcRJqQtLKtTA1WAhjLc0FkAAK3SuzBBGvPAfw2AyerIviM_72GhBN45E7y8gZ4M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iqfIA0Wc4bNNBCZx-LYb7Obm2I_n4AVb0WP-yhxRCEqOTHFXTIlb5KeU2fCE&amp;s">
            <text:p>https://encrypted-tbn0.gstatic.com/images?q=tbn:ANd9GcRiqfIA0Wc4bNNBCZx-LYb7Obm2I_n4AVb0WP-yhxRCEqOTHFXTIlb5KeU2fCE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lYenV1arkAGC2Ea976869emY0MulT6OT6VKR50CYuAttqAR9b9iJ1qE78AqU&amp;s">
            <text:p>https://encrypted-tbn0.gstatic.com/images?q=tbn:ANd9GcRlYenV1arkAGC2Ea976869emY0MulT6OT6VKR50CYuAttqAR9b9iJ1qE78AqU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SWnupiMNCjO_7ktIaFT6U5Mqo_DURN8pHIWA7_dvhdIIbU0l_p8F4DkkamTmE&amp;s">
            <text:p>https://encrypted-tbn0.gstatic.com/images?q=tbn:ANd9GcSWnupiMNCjO_7ktIaFT6U5Mqo_DURN8pHIWA7_dvhdIIbU0l_p8F4DkkamTmE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RvKaHvxKr9mtdhap56Ap84NBbg1vPqq8Y6wkipNpKgEN9GbZAj6BOaT_zpweo&amp;s">
            <text:p>https://encrypted-tbn0.gstatic.com/images?q=tbn:ANd9GcRvKaHvxKr9mtdhap56Ap84NBbg1vPqq8Y6wkipNpKgEN9GbZAj6BOaT_zpweo&amp;s</text:p>
          </table:table-cell>
        </table:table-row>
        <table:table-row>
          <table:table-cell office:value-type="string" office:string-value="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 office:value-type="string" office:string-value="https://encrypted-tbn0.gstatic.com/images?q=tbn:ANd9GcQ94WIbKaf6FpP9VcT05gFR8vaVhJVEmz3HIXUHKzbCkhU1zddwzTB9yLQ7_AM&amp;s">
            <text:p>https://encrypted-tbn0.gstatic.com/images?q=tbn:ANd9GcQ94WIbKaf6FpP9VcT05gFR8vaVhJVEmz3HIXUHKzbCkhU1zddwzTB9yLQ7_AM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uvv6FdP3AIU5GmCNwJM6EJ0Zc7CkZQEqkwWNxeEzZHOGz5322jaV4rv3EJQ&amp;s">
            <text:p>https://encrypted-tbn0.gstatic.com/images?q=tbn:ANd9GcQuvv6FdP3AIU5GmCNwJM6EJ0Zc7CkZQEqkwWNxeEzZHOGz5322jaV4rv3EJQ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R6g7TRSfXKRt-nfUWrXBIqkuO8Nl3TlKb7iU89c7C-RmpggYyxwDUl7IKOipg&amp;s">
            <text:p>https://encrypted-tbn0.gstatic.com/images?q=tbn:ANd9GcR6g7TRSfXKRt-nfUWrXBIqkuO8Nl3TlKb7iU89c7C-RmpggYyxwDUl7IKOipg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Shstvy4mh1LaZ29IlInTqhIHn8oEIEeCw1e4RDfAun2BmOdhN-wzGhkg8GCg&amp;s">
            <text:p>https://encrypted-tbn0.gstatic.com/images?q=tbn:ANd9GcShstvy4mh1LaZ29IlInTqhIHn8oEIEeCw1e4RDfAun2BmOdhN-wzGhkg8GCg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NLdAM4GXsTWOFkmLwm37jqc3liYaeKTYlfviIvOWB0sElBinaqLS2xA1Fcg&amp;s">
            <text:p>https://encrypted-tbn0.gstatic.com/images?q=tbn:ANd9GcQNLdAM4GXsTWOFkmLwm37jqc3liYaeKTYlfviIvOWB0sElBinaqLS2xA1Fcg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TAWJbme24pREQl8lQ2YzhPmuq6C1pStcvbbAHxzyOzDfaHdZ_zEHBeOEdSnA&amp;s">
            <text:p>https://encrypted-tbn0.gstatic.com/images?q=tbn:ANd9GcTAWJbme24pREQl8lQ2YzhPmuq6C1pStcvbbAHxzyOzDfaHdZ_zEHBeOEdSnA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sNbcCmKDtkfdkLmdhCCz-rmAuOZBlRrrRgS2tTFUBGRb2octJZW3751SSHOY&amp;s">
            <text:p>https://encrypted-tbn0.gstatic.com/images?q=tbn:ANd9GcQsNbcCmKDtkfdkLmdhCCz-rmAuOZBlRrrRgS2tTFUBGRb2octJZW3751SSHOY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RzUaZj49RreGgrnFNBoyEHBVsRsJLwuVZ7RNFSd2UceAfZSr0BqTyRI9tjfA&amp;s">
            <text:p>https://encrypted-tbn0.gstatic.com/images?q=tbn:ANd9GcQRzUaZj49RreGgrnFNBoyEHBVsRsJLwuVZ7RNFSd2UceAfZSr0BqTyRI9tjfA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mqemp7wX0eSNBn5-_CDhES-wuK3z7cIH8gTUjCevs5H7iOOpkZnkLsePGy_Y&amp;s">
            <text:p>https://encrypted-tbn0.gstatic.com/images?q=tbn:ANd9GcQmqemp7wX0eSNBn5-_CDhES-wuK3z7cIH8gTUjCevs5H7iOOpkZnkLsePGy_Y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RYQi4_DPN13XcZR4TKnQW3Vo_jSehmhCnjIpSi5QHxdRV5bKN3Y7qyXRPQBhY&amp;s">
            <text:p>https://encrypted-tbn0.gstatic.com/images?q=tbn:ANd9GcRYQi4_DPN13XcZR4TKnQW3Vo_jSehmhCnjIpSi5QHxdRV5bKN3Y7qyXRPQBhY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TfrVOclWhgFb-IIIDmRSsZvGoPlmCDSJVx4WpbiiDEWgi6bVIJUpxDOdLgLRA&amp;s">
            <text:p>https://encrypted-tbn0.gstatic.com/images?q=tbn:ANd9GcTfrVOclWhgFb-IIIDmRSsZvGoPlmCDSJVx4WpbiiDEWgi6bVIJUpxDOdLgLRA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TcMSurSjDnhLPWLDzr_wXHU4cdlWSOl0VwEYgod9L500ya5BsSIaaNgeq3Sw&amp;s">
            <text:p>https://encrypted-tbn0.gstatic.com/images?q=tbn:ANd9GcTcMSurSjDnhLPWLDzr_wXHU4cdlWSOl0VwEYgod9L500ya5BsSIaaNgeq3Sw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SobVJ2JfnnmicKfdDEMlR6P-n12NkHnf95ZB4ZtZlAv6XMG1svNFsE3qO9Z-U&amp;s">
            <text:p>https://encrypted-tbn0.gstatic.com/images?q=tbn:ANd9GcSobVJ2JfnnmicKfdDEMlR6P-n12NkHnf95ZB4ZtZlAv6XMG1svNFsE3qO9Z-U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Re93mXrDpoycB3YcyX7oo-eNtlEvXk0uPefuBSTuvjnfxqElJ_nBNUwelQ8kU&amp;s">
            <text:p>https://encrypted-tbn0.gstatic.com/images?q=tbn:ANd9GcRe93mXrDpoycB3YcyX7oo-eNtlEvXk0uPefuBSTuvjnfxqElJ_nBNUwelQ8kU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psotKzdvySPjGtBcgp6MYULiUkSCTo1SwcMITIuvez217L7YwzZUzqeI1ErY&amp;s">
            <text:p>https://encrypted-tbn0.gstatic.com/images?q=tbn:ANd9GcQpsotKzdvySPjGtBcgp6MYULiUkSCTo1SwcMITIuvez217L7YwzZUzqeI1ErY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iLa8Ov6xbpdMhjI8Cn1BOAqpJaJ-3tbSeEWcNQfIiYa75IoxX7EuIB3Rg4pY&amp;s">
            <text:p>https://encrypted-tbn0.gstatic.com/images?q=tbn:ANd9GcQiLa8Ov6xbpdMhjI8Cn1BOAqpJaJ-3tbSeEWcNQfIiYa75IoxX7EuIB3Rg4pY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RYJJehiCSqE8fffba1qOtVOtRTVLqUClOLfNhhZr67zIw6B382ymYLkSjEUGM&amp;s">
            <text:p>https://encrypted-tbn0.gstatic.com/images?q=tbn:ANd9GcRYJJehiCSqE8fffba1qOtVOtRTVLqUClOLfNhhZr67zIw6B382ymYLkSjEUGM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TYyaMkHoQFDehxdls7NSOsfR1AYp0OW0i9c2xD4awO9rhmOjmgvLXcTnKCZW8&amp;s">
            <text:p>https://encrypted-tbn0.gstatic.com/images?q=tbn:ANd9GcTYyaMkHoQFDehxdls7NSOsfR1AYp0OW0i9c2xD4awO9rhmOjmgvLXcTnKCZW8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RzWf3KQPrY3hXyiNrlLxM7oyMXvyieT8azJ_9NuyAPF8ghdM1A-vyoDJQ_Dw&amp;s">
            <text:p>https://encrypted-tbn0.gstatic.com/images?q=tbn:ANd9GcRzWf3KQPrY3hXyiNrlLxM7oyMXvyieT8azJ_9NuyAPF8ghdM1A-vyoDJQ_Dw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QEgFtzCmJBaMmwJFDWe9-f_w_s9nzRQvQ6fjuEF1536tHxig0m3nw9q1iprA&amp;s">
            <text:p>https://encrypted-tbn0.gstatic.com/images?q=tbn:ANd9GcQEgFtzCmJBaMmwJFDWe9-f_w_s9nzRQvQ6fjuEF1536tHxig0m3nw9q1iprA&amp;s</text:p>
          </table:table-cell>
        </table:table-row>
        <table:table-row>
          <table:table-cell office:value-type="string" office:string-value="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 office:value-type="string" office:string-value="https://encrypted-tbn0.gstatic.com/images?q=tbn:ANd9GcSvFBDbonKbM81y905e9F8zmoO1gBlsemTxjbW3oSLbuiAbptKgAWqDOHJmfw&amp;s">
            <text:p>https://encrypted-tbn0.gstatic.com/images?q=tbn:ANd9GcSvFBDbonKbM81y905e9F8zmoO1gBlsemTxjbW3oSLbuiAbptKgAWqDOHJmf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RlMrBKj0E60H7NRwrJ4bCuOibDPN5Dfw7-Vk38NwF93yMq02VnleGLN7x3mNU&amp;s">
            <text:p>https://encrypted-tbn0.gstatic.com/images?q=tbn:ANd9GcRlMrBKj0E60H7NRwrJ4bCuOibDPN5Dfw7-Vk38NwF93yMq02VnleGLN7x3mNU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QWnbm4MYo-tgUI3ln9mMz9X7JcrfKt67RoMN6Wk6v_wLBHTy6Sy3KNZ2D2JT4&amp;s">
            <text:p>https://encrypted-tbn0.gstatic.com/images?q=tbn:ANd9GcQWnbm4MYo-tgUI3ln9mMz9X7JcrfKt67RoMN6Wk6v_wLBHTy6Sy3KNZ2D2JT4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nciRoNDCheLPAJMQ7CPs3vfXMwXNGcwngXIbuuO82D-ngWopJMJYqFDFJ_Q&amp;s">
            <text:p>https://encrypted-tbn0.gstatic.com/images?q=tbn:ANd9GcSnciRoNDCheLPAJMQ7CPs3vfXMwXNGcwngXIbuuO82D-ngWopJMJYqFDFJ_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jpSgXdf0ufs2wtXE92_6-bQvA_nYLBCcFaXybBqDW7WAjumBT8296vj6ebYU&amp;s">
            <text:p>https://encrypted-tbn0.gstatic.com/images?q=tbn:ANd9GcSjpSgXdf0ufs2wtXE92_6-bQvA_nYLBCcFaXybBqDW7WAjumBT8296vj6ebYU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zNRjVWkFstJ3zBPJ00PIUcVDuvAoRWqm5iDyAJfLGHHz5_pr0So75PbVzEw&amp;s">
            <text:p>https://encrypted-tbn0.gstatic.com/images?q=tbn:ANd9GcSzNRjVWkFstJ3zBPJ00PIUcVDuvAoRWqm5iDyAJfLGHHz5_pr0So75PbVzE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LDd14U3ylEmnKCEIYjyoN79Xm6cG6CafKdaxbcQgVmcfTEScyVd7Z24LftQ&amp;s">
            <text:p>https://encrypted-tbn0.gstatic.com/images?q=tbn:ANd9GcSLDd14U3ylEmnKCEIYjyoN79Xm6cG6CafKdaxbcQgVmcfTEScyVd7Z24Lft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8iZrmpaxDdsTcndnvOMwRHNLAzzxtRgaY1ttIId3jbpCAj5xlYDYXNDivpA&amp;s">
            <text:p>https://encrypted-tbn0.gstatic.com/images?q=tbn:ANd9GcS8iZrmpaxDdsTcndnvOMwRHNLAzzxtRgaY1ttIId3jbpCAj5xlYDYXNDivpA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RJWMp58112IltxCDtNDNWJ4fk98h10-xOR28fBCQk_nzqSHVtajrP_Kbm5nQ&amp;s">
            <text:p>https://encrypted-tbn0.gstatic.com/images?q=tbn:ANd9GcRJWMp58112IltxCDtNDNWJ4fk98h10-xOR28fBCQk_nzqSHVtajrP_Kbm5n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TitC7JNqHXocmaL0uJgtLH1Xalh4OCwD05oTK4DUYwWzMh77ZFLnWaf9L0RTM&amp;s">
            <text:p>https://encrypted-tbn0.gstatic.com/images?q=tbn:ANd9GcTitC7JNqHXocmaL0uJgtLH1Xalh4OCwD05oTK4DUYwWzMh77ZFLnWaf9L0RTM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luPOClqY642Q3KtvPwn1nRfC9qAc-yt9GLM-EtC2Qbo9yJxfUF-aCEUWRWxM&amp;s">
            <text:p>https://encrypted-tbn0.gstatic.com/images?q=tbn:ANd9GcSluPOClqY642Q3KtvPwn1nRfC9qAc-yt9GLM-EtC2Qbo9yJxfUF-aCEUWRWxM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TE_lP_Dz41WexBSoHuihV_YzRJVR53zS1UUnJR8uZxHa_xVw68KEpvYM-IiO0&amp;s">
            <text:p>https://encrypted-tbn0.gstatic.com/images?q=tbn:ANd9GcTE_lP_Dz41WexBSoHuihV_YzRJVR53zS1UUnJR8uZxHa_xVw68KEpvYM-IiO0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tbnwSvDY9QS1pf0lxXFFPxJw1ACaUsxoHDKjJEpwAVxLznWwBElN4eeDAwA&amp;s">
            <text:p>https://encrypted-tbn0.gstatic.com/images?q=tbn:ANd9GcStbnwSvDY9QS1pf0lxXFFPxJw1ACaUsxoHDKjJEpwAVxLznWwBElN4eeDAwA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T-B9vDn_OAEGsgCV_LJsPvTeSA8i2JLDJR4-0HRIYCpcNMQYd6ztb7M1KAHQ&amp;s">
            <text:p>https://encrypted-tbn0.gstatic.com/images?q=tbn:ANd9GcT-B9vDn_OAEGsgCV_LJsPvTeSA8i2JLDJR4-0HRIYCpcNMQYd6ztb7M1KAHQ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J0MPEc7ujXXd5MRgRQ01kcLa2xltHPmNT3eC1e2jVspkBgXetBZXmJAtUKw&amp;s">
            <text:p>https://encrypted-tbn0.gstatic.com/images?q=tbn:ANd9GcSJ0MPEc7ujXXd5MRgRQ01kcLa2xltHPmNT3eC1e2jVspkBgXetBZXmJAtUKw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dzc7pyzk8FHQmXrsNmINcVMcEIGSK-mPS7t5TckShki9Y6TA27fPs61tIl7A&amp;s">
            <text:p>https://encrypted-tbn0.gstatic.com/images?q=tbn:ANd9GcSdzc7pyzk8FHQmXrsNmINcVMcEIGSK-mPS7t5TckShki9Y6TA27fPs61tIl7A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eMM3uUIcoYeFHf3eQMIGiBvqOx2jpIpHdUTO1tkXKSiVRx2m6zSP9LbRyNAU&amp;s">
            <text:p>https://encrypted-tbn0.gstatic.com/images?q=tbn:ANd9GcSeMM3uUIcoYeFHf3eQMIGiBvqOx2jpIpHdUTO1tkXKSiVRx2m6zSP9LbRyNAU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-ZnArEHVboAd8ZHEkFFlFqfdwJKd44M4s3D5l2_SwW9-xNFgwCYZD3WyBo9I&amp;s">
            <text:p>https://encrypted-tbn0.gstatic.com/images?q=tbn:ANd9GcS-ZnArEHVboAd8ZHEkFFlFqfdwJKd44M4s3D5l2_SwW9-xNFgwCYZD3WyBo9I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TAE3zFsVWBmqodVM0Hu8j29SFxzNp7fld0Hd_xCeUpznuWunDhL62dqLOy9vo&amp;s">
            <text:p>https://encrypted-tbn0.gstatic.com/images?q=tbn:ANd9GcTAE3zFsVWBmqodVM0Hu8j29SFxzNp7fld0Hd_xCeUpznuWunDhL62dqLOy9vo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Sto99uWylw0yBjavudTlEudvKMIgYjyrxiG-CST5MST0N-slXw--q0LxB7Dg&amp;s">
            <text:p>https://encrypted-tbn0.gstatic.com/images?q=tbn:ANd9GcSto99uWylw0yBjavudTlEudvKMIgYjyrxiG-CST5MST0N-slXw--q0LxB7Dg&amp;s</text:p>
          </table:table-cell>
        </table:table-row>
        <table:table-row>
          <table:table-cell office:value-type="string" office:string-value="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 office:value-type="string" office:string-value="https://encrypted-tbn0.gstatic.com/images?q=tbn:ANd9GcQJuiPzszwcT_ZpdexzdlHf2D0UaAgo728OC961aCo9ev9D0gNIeBlvvcP2GEw&amp;s">
            <text:p>https://encrypted-tbn0.gstatic.com/images?q=tbn:ANd9GcQJuiPzszwcT_ZpdexzdlHf2D0UaAgo728OC961aCo9ev9D0gNIeBlvvcP2GE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UuAXoJxKLrJJEeg8reml_pdyYZGfUOFLtfymLv5B516YMKaatAWakrwaZdNc&amp;s">
            <text:p>https://encrypted-tbn0.gstatic.com/images?q=tbn:ANd9GcSUuAXoJxKLrJJEeg8reml_pdyYZGfUOFLtfymLv5B516YMKaatAWakrwaZdNc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XIRti5vsR5CwMYvSLHsvrqGUpLlOpsFx5Qlwsq8er03RLEiu0UctIvRt8kA&amp;s">
            <text:p>https://encrypted-tbn0.gstatic.com/images?q=tbn:ANd9GcSXIRti5vsR5CwMYvSLHsvrqGUpLlOpsFx5Qlwsq8er03RLEiu0UctIvRt8kA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QH6EgG_v8Js2exrWURGvb0nrdQMXU5u6cgqkrj-FXuHnsEiZ6fHQdeolXJ0NM&amp;s">
            <text:p>https://encrypted-tbn0.gstatic.com/images?q=tbn:ANd9GcQH6EgG_v8Js2exrWURGvb0nrdQMXU5u6cgqkrj-FXuHnsEiZ6fHQdeolXJ0NM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N4SAsCknWr4_6wtCe00Kl6jeA_WBBaWswRzL4guMUbB_jNiVN4RX29gN-skQ&amp;s">
            <text:p>https://encrypted-tbn0.gstatic.com/images?q=tbn:ANd9GcSN4SAsCknWr4_6wtCe00Kl6jeA_WBBaWswRzL4guMUbB_jNiVN4RX29gN-skQ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D81uT2ODSJbVbSBHPsaYMQf6RlrsfaMwwr7KcYp-HOPgBdvn1Xlk3NGIT4g&amp;s">
            <text:p>https://encrypted-tbn0.gstatic.com/images?q=tbn:ANd9GcSD81uT2ODSJbVbSBHPsaYMQf6RlrsfaMwwr7KcYp-HOPgBdvn1Xlk3NGIT4g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ygyeLlofSrTJmNBbOVz_WtAcWU7etXqRu2yeshVveJf0THIVOMWdxmGQI6Gg&amp;s">
            <text:p>https://encrypted-tbn0.gstatic.com/images?q=tbn:ANd9GcSygyeLlofSrTJmNBbOVz_WtAcWU7etXqRu2yeshVveJf0THIVOMWdxmGQI6Gg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R1gx1kGcAAejJSuIuak5qJQ5xMu_vBI72NoYfUumta5W77ytZ0Xsw-CK0eRw&amp;s">
            <text:p>https://encrypted-tbn0.gstatic.com/images?q=tbn:ANd9GcR1gx1kGcAAejJSuIuak5qJQ5xMu_vBI72NoYfUumta5W77ytZ0Xsw-CK0eR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QAHe-0PLCb5X6YZAGZo-E94ftOwEudYPKWez4IeCEEf1HyA0SoIFZoexvnSEw&amp;s">
            <text:p>https://encrypted-tbn0.gstatic.com/images?q=tbn:ANd9GcQAHe-0PLCb5X6YZAGZo-E94ftOwEudYPKWez4IeCEEf1HyA0SoIFZoexvnSE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TdzDK-wJMKBj_BxKeXvye1parJn5bsSzkABxv7OlnbR9j1lHWtASTiaPyw1uw&amp;s">
            <text:p>https://encrypted-tbn0.gstatic.com/images?q=tbn:ANd9GcTdzDK-wJMKBj_BxKeXvye1parJn5bsSzkABxv7OlnbR9j1lHWtASTiaPyw1u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R_Xnr2bYz1R0owyWcaG8Oj7L6J_QJShHwMevCUsnAkMgTNhbphz-yABwBNJw&amp;s">
            <text:p>https://encrypted-tbn0.gstatic.com/images?q=tbn:ANd9GcR_Xnr2bYz1R0owyWcaG8Oj7L6J_QJShHwMevCUsnAkMgTNhbphz-yABwBNJ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QxoQMAcS-DjByS4c4nQ99cLSI6xBHb7xpklnpzMIQi1SidVCvwTSzlpvWfmFU&amp;s">
            <text:p>https://encrypted-tbn0.gstatic.com/images?q=tbn:ANd9GcQxoQMAcS-DjByS4c4nQ99cLSI6xBHb7xpklnpzMIQi1SidVCvwTSzlpvWfmFU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Tzsy8llRbK13GNPitBQvpb4VdP0aSyByM03500NnZWEsnwMWh2YQFSRpczlw&amp;s">
            <text:p>https://encrypted-tbn0.gstatic.com/images?q=tbn:ANd9GcTzsy8llRbK13GNPitBQvpb4VdP0aSyByM03500NnZWEsnwMWh2YQFSRpczl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Q1tqg0lxudh2TWrlGu_fOt7akN4ZjOtjdrA4BW1zuMadJHfcorkyLL8MG_FA&amp;s">
            <text:p>https://encrypted-tbn0.gstatic.com/images?q=tbn:ANd9GcQ1tqg0lxudh2TWrlGu_fOt7akN4ZjOtjdrA4BW1zuMadJHfcorkyLL8MG_FA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Ra_vgGjr2wY-T_SEZs1KgB_BJFI01KT00IjrCvdxS7G0ldRi5OfE7JCBpH7mE&amp;s">
            <text:p>https://encrypted-tbn0.gstatic.com/images?q=tbn:ANd9GcRa_vgGjr2wY-T_SEZs1KgB_BJFI01KT00IjrCvdxS7G0ldRi5OfE7JCBpH7mE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TuJtLiihleBFJ1DAZcZawW-QaoBUHXOVnX3EIIs3KguEbgbK1lEsvK0Z_HC7M&amp;s">
            <text:p>https://encrypted-tbn0.gstatic.com/images?q=tbn:ANd9GcTuJtLiihleBFJ1DAZcZawW-QaoBUHXOVnX3EIIs3KguEbgbK1lEsvK0Z_HC7M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m2etsObIla-XNmeKk06b6TSoVygouwFxyBl1SmcEENx-2m7RHAhBDgXvazg&amp;s">
            <text:p>https://encrypted-tbn0.gstatic.com/images?q=tbn:ANd9GcSm2etsObIla-XNmeKk06b6TSoVygouwFxyBl1SmcEENx-2m7RHAhBDgXvazg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SXGGLDt_X5OssW-FaO0c1A_aIyYwZHojr9QQh_-lbHIudqUrsxXnkb6bDwFw&amp;s">
            <text:p>https://encrypted-tbn0.gstatic.com/images?q=tbn:ANd9GcSXGGLDt_X5OssW-FaO0c1A_aIyYwZHojr9QQh_-lbHIudqUrsxXnkb6bDwFw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TkY16BBbw9Np6e-4LFsF5BgnILJ9Rh4yLlPi8FDudWsc3QbpFmxQwkvpjFLes&amp;s">
            <text:p>https://encrypted-tbn0.gstatic.com/images?q=tbn:ANd9GcTkY16BBbw9Np6e-4LFsF5BgnILJ9Rh4yLlPi8FDudWsc3QbpFmxQwkvpjFLes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TKJxAFGPpcJkA-QvB-Y-l2lwWVeXabUEkCmiDlFu3hG2RUJu8HLpsuvSGxCKo&amp;s">
            <text:p>https://encrypted-tbn0.gstatic.com/images?q=tbn:ANd9GcTKJxAFGPpcJkA-QvB-Y-l2lwWVeXabUEkCmiDlFu3hG2RUJu8HLpsuvSGxCKo&amp;s</text:p>
          </table:table-cell>
        </table:table-row>
        <table:table-row>
          <table:table-cell office:value-type="string" office:string-value="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 office:value-type="string" office:string-value="https://encrypted-tbn0.gstatic.com/images?q=tbn:ANd9GcRIGBa9tsE4-2Ce-GiH9InwYNOZN2MiuCda18Eg3sl7TWRIIo4uv-RdCfYO9A&amp;s">
            <text:p>https://encrypted-tbn0.gstatic.com/images?q=tbn:ANd9GcRIGBa9tsE4-2Ce-GiH9InwYNOZN2MiuCda18Eg3sl7TWRIIo4uv-RdCfYO9A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k8YByG_BfA9_pjHs3wrPY9lDuTZx335oSV_B-3wUyQkqQumh07kABQYwE5Q&amp;s">
            <text:p>https://encrypted-tbn0.gstatic.com/images?q=tbn:ANd9GcSk8YByG_BfA9_pjHs3wrPY9lDuTZx335oSV_B-3wUyQkqQumh07kABQYwE5Q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QOdd4noY2ukFk3swQp2bYdpO9IKwSMlcwUC3UXCFGzprOrwme2F_UNOi6Lg&amp;s">
            <text:p>https://encrypted-tbn0.gstatic.com/images?q=tbn:ANd9GcSQOdd4noY2ukFk3swQp2bYdpO9IKwSMlcwUC3UXCFGzprOrwme2F_UNOi6Lg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UY_t6YWcI7OPSPtFgfQe9Qb4s5u2davKvwz9bCNumPoNoGu_A1UmqQu7zqg&amp;s">
            <text:p>https://encrypted-tbn0.gstatic.com/images?q=tbn:ANd9GcSUY_t6YWcI7OPSPtFgfQe9Qb4s5u2davKvwz9bCNumPoNoGu_A1UmqQu7zqg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x9QRNCW0SG1TzIeBJrIF8qHopQZt1cwMCSAOPQ4zPs-wAb0934iRGBm89FYA&amp;s">
            <text:p>https://encrypted-tbn0.gstatic.com/images?q=tbn:ANd9GcQx9QRNCW0SG1TzIeBJrIF8qHopQZt1cwMCSAOPQ4zPs-wAb0934iRGBm89FYA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5Ap5QXgoI_cOEn81MwL6QWV0MO00q-yxfk-zuFjXebyzyrDHdtpMLwrg_Ag&amp;s">
            <text:p>https://encrypted-tbn0.gstatic.com/images?q=tbn:ANd9GcQ5Ap5QXgoI_cOEn81MwL6QWV0MO00q-yxfk-zuFjXebyzyrDHdtpMLwrg_Ag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TIsy1N-kDY6BMgcKaN_IZVjUpEnbrwpSeJluIFqVDC_lgkyeK4LmiU-TaMwQ&amp;s">
            <text:p>https://encrypted-tbn0.gstatic.com/images?q=tbn:ANd9GcTIsy1N-kDY6BMgcKaN_IZVjUpEnbrwpSeJluIFqVDC_lgkyeK4LmiU-TaMwQ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Sid9oF1v8A7HzrFkrTgapHmupymcPaUJaZlBhoqWDPTxAWAj6gx9wUTza4PA&amp;s">
            <text:p>https://encrypted-tbn0.gstatic.com/images?q=tbn:ANd9GcSSid9oF1v8A7HzrFkrTgapHmupymcPaUJaZlBhoqWDPTxAWAj6gx9wUTza4PA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tCzJHMcDeIYvsWzs-LpQTPmtlQnT-dJapB9E5ywQSVrngeditGCMVViFM0A&amp;s">
            <text:p>https://encrypted-tbn0.gstatic.com/images?q=tbn:ANd9GcQtCzJHMcDeIYvsWzs-LpQTPmtlQnT-dJapB9E5ywQSVrngeditGCMVViFM0A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1nNaNk92pJAS3TX2oDjxQ55b_EGzlFeKXwLallt7e7_3NTuxhKvrq9DH0mas&amp;s">
            <text:p>https://encrypted-tbn0.gstatic.com/images?q=tbn:ANd9GcQ1nNaNk92pJAS3TX2oDjxQ55b_EGzlFeKXwLallt7e7_3NTuxhKvrq9DH0mas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yC-gt63pUwDAin0_lKS_ZiqTF6TN1D4TnZZdNs6oO61OeNZLTQxYgk6Rj0ek&amp;s">
            <text:p>https://encrypted-tbn0.gstatic.com/images?q=tbn:ANd9GcQyC-gt63pUwDAin0_lKS_ZiqTF6TN1D4TnZZdNs6oO61OeNZLTQxYgk6Rj0ek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AB881VlP2N7SG0sx9AomXPv0rM6-PU6lu7Bh_iKLrImQloM2t4rHm0Kwcag&amp;s">
            <text:p>https://encrypted-tbn0.gstatic.com/images?q=tbn:ANd9GcSAB881VlP2N7SG0sx9AomXPv0rM6-PU6lu7Bh_iKLrImQloM2t4rHm0Kwcag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l9OrThxVIh89oArBvOuq23fFgvXJqSmyP68UJI4mODnVgJBnnBg8XOSFT6M4&amp;s">
            <text:p>https://encrypted-tbn0.gstatic.com/images?q=tbn:ANd9GcQl9OrThxVIh89oArBvOuq23fFgvXJqSmyP68UJI4mODnVgJBnnBg8XOSFT6M4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RibW1SD_F2zRuAF2GwTmKJng6nyIiQzZOWI1WdLTlwwNRugrQkeoi_nprzhhs&amp;s">
            <text:p>https://encrypted-tbn0.gstatic.com/images?q=tbn:ANd9GcRibW1SD_F2zRuAF2GwTmKJng6nyIiQzZOWI1WdLTlwwNRugrQkeoi_nprzhhs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ZZkfKO517swVV1Xhv3-A5DxnQu0w10jECipHc0ElJyeNAIjpy6y-palp1Kw&amp;s">
            <text:p>https://encrypted-tbn0.gstatic.com/images?q=tbn:ANd9GcQZZkfKO517swVV1Xhv3-A5DxnQu0w10jECipHc0ElJyeNAIjpy6y-palp1Kw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QhiFPTJxIbZnSlu8-Vry-TWhHNKbvAc1A3vS71DQBWVkjFVSacJZGehowdUQ&amp;s">
            <text:p>https://encrypted-tbn0.gstatic.com/images?q=tbn:ANd9GcQhiFPTJxIbZnSlu8-Vry-TWhHNKbvAc1A3vS71DQBWVkjFVSacJZGehowdUQ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TLvlVXk_JXi0Tf0cmlMg_NsCLt2a_oJDSysOJcp93Q3-30Alz9ecqD00aZTQ&amp;s">
            <text:p>https://encrypted-tbn0.gstatic.com/images?q=tbn:ANd9GcTLvlVXk_JXi0Tf0cmlMg_NsCLt2a_oJDSysOJcp93Q3-30Alz9ecqD00aZTQ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XxMSPiPyfdnbHx4kGhXRHiQnAUadxKm8KPcMA7PtftkAG6lGGslCNphultA&amp;s">
            <text:p>https://encrypted-tbn0.gstatic.com/images?q=tbn:ANd9GcSXxMSPiPyfdnbHx4kGhXRHiQnAUadxKm8KPcMA7PtftkAG6lGGslCNphultA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Xl-LSVDk9oWLG4QkdZvhH6dAhuXolV8JYbYLjPi00G5dSETSeHlGQ-fl-Lw&amp;s">
            <text:p>https://encrypted-tbn0.gstatic.com/images?q=tbn:ANd9GcSXl-LSVDk9oWLG4QkdZvhH6dAhuXolV8JYbYLjPi00G5dSETSeHlGQ-fl-Lw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RCCmqdP1fB2JEzQtmINYJdqr9gZSYN-AXrzDhifM8rvTh-o8GbKHVycPJgqg&amp;s">
            <text:p>https://encrypted-tbn0.gstatic.com/images?q=tbn:ANd9GcRCCmqdP1fB2JEzQtmINYJdqr9gZSYN-AXrzDhifM8rvTh-o8GbKHVycPJgqg&amp;s</text:p>
          </table:table-cell>
        </table:table-row>
        <table:table-row>
          <table:table-cell office:value-type="string" office:string-value="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 office:value-type="string" office:string-value="https://encrypted-tbn0.gstatic.com/images?q=tbn:ANd9GcSkzaee5xd6bHRoVFB3Lo57OHSsA8YRN5HSlFd6Mcpk0woKrbRZUFGhjZnXjpk&amp;s">
            <text:p>https://encrypted-tbn0.gstatic.com/images?q=tbn:ANd9GcSkzaee5xd6bHRoVFB3Lo57OHSsA8YRN5HSlFd6Mcpk0woKrbRZUFGhjZnXjpk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QJohiCkgVYikjt3MH_ZKc5nIN0BehHkf-MeUKAC3XktE5pFOFL6epedoFrt-E&amp;s">
            <text:p>https://encrypted-tbn0.gstatic.com/images?q=tbn:ANd9GcQJohiCkgVYikjt3MH_ZKc5nIN0BehHkf-MeUKAC3XktE5pFOFL6epedoFrt-E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ud6VdWE29afX6CjMiY9jhwAKz4y3ewrfCXY1OrDIlAzBsCKURBaZyDHS4HA&amp;s">
            <text:p>https://encrypted-tbn0.gstatic.com/images?q=tbn:ANd9GcRud6VdWE29afX6CjMiY9jhwAKz4y3ewrfCXY1OrDIlAzBsCKURBaZyDHS4HA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4AKd4AZ4Ckom1iWQu86aLs4ZvcVPwHlL2bUT2LYEiy9Vy0LXgsCjgT4KQYg&amp;s">
            <text:p>https://encrypted-tbn0.gstatic.com/images?q=tbn:ANd9GcR4AKd4AZ4Ckom1iWQu86aLs4ZvcVPwHlL2bUT2LYEiy9Vy0LXgsCjgT4KQYg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yoAs12N3jGT10H4rrjAs4UCOrbUCpCXtCgNFiaE8gi0uqY0UHqvbReCC6IA&amp;s">
            <text:p>https://encrypted-tbn0.gstatic.com/images?q=tbn:ANd9GcRyoAs12N3jGT10H4rrjAs4UCOrbUCpCXtCgNFiaE8gi0uqY0UHqvbReCC6IA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rnOV5Z5WcdZ5QcAHxlVtSsIS-oF3lN2k70seH7BCIPkTQXbDXub1Y08Ha-P0&amp;s">
            <text:p>https://encrypted-tbn0.gstatic.com/images?q=tbn:ANd9GcRrnOV5Z5WcdZ5QcAHxlVtSsIS-oF3lN2k70seH7BCIPkTQXbDXub1Y08Ha-P0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-HHmyN24xvSVwTsNUi0C7dJa7_01psMpejveIkkhmlIpW3rorrf6jMoh5kA&amp;s">
            <text:p>https://encrypted-tbn0.gstatic.com/images?q=tbn:ANd9GcS-HHmyN24xvSVwTsNUi0C7dJa7_01psMpejveIkkhmlIpW3rorrf6jMoh5kA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khistA_gUKOPHKDPhctYqTlyzAI_C6S-RfaS_dvNKxE-GW5H7uQasYRqBRA&amp;s">
            <text:p>https://encrypted-tbn0.gstatic.com/images?q=tbn:ANd9GcSkhistA_gUKOPHKDPhctYqTlyzAI_C6S-RfaS_dvNKxE-GW5H7uQasYRqBRA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z3kqxLQ0BU5XAf9r31WDtC1F3rSrMfJMVf_MPE8eSED7toVcIT00itT1QD1s&amp;s">
            <text:p>https://encrypted-tbn0.gstatic.com/images?q=tbn:ANd9GcRz3kqxLQ0BU5XAf9r31WDtC1F3rSrMfJMVf_MPE8eSED7toVcIT00itT1QD1s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Q-sDFWLvf3RAdWRerDOPXfvvJI6w58iy14IP45S4-DqCqPQbSVfFU1mH_ca4&amp;s">
            <text:p>https://encrypted-tbn0.gstatic.com/images?q=tbn:ANd9GcSQ-sDFWLvf3RAdWRerDOPXfvvJI6w58iy14IP45S4-DqCqPQbSVfFU1mH_ca4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Ty0UBnA551Ytfyi3foWEhO8GJYDd0WVKILXT4SjjvK-FJHgCI7t01NSwIYdw&amp;s">
            <text:p>https://encrypted-tbn0.gstatic.com/images?q=tbn:ANd9GcTy0UBnA551Ytfyi3foWEhO8GJYDd0WVKILXT4SjjvK-FJHgCI7t01NSwIYdw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RZcfV1Mbn0-Sf2G6q4dKtZ_5ZJVBK_It4TeCh2VE177uLFev-8NBy9NO4e_CE&amp;s">
            <text:p>https://encrypted-tbn0.gstatic.com/images?q=tbn:ANd9GcRZcfV1Mbn0-Sf2G6q4dKtZ_5ZJVBK_It4TeCh2VE177uLFev-8NBy9NO4e_CE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TK2bqozx7IBzI_Sr_rI25Mie8H22kKxTawCc0gkoaCptMnxDtGzFFl7oY0cQ&amp;s">
            <text:p>https://encrypted-tbn0.gstatic.com/images?q=tbn:ANd9GcTK2bqozx7IBzI_Sr_rI25Mie8H22kKxTawCc0gkoaCptMnxDtGzFFl7oY0cQ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-BvQ7GdfSgKh-mJGSq2Ac1pQ16GnP0Ut8ZQ-qQ3r4D-HAR1QwUpTizGB6vQ&amp;s">
            <text:p>https://encrypted-tbn0.gstatic.com/images?q=tbn:ANd9GcS-BvQ7GdfSgKh-mJGSq2Ac1pQ16GnP0Ut8ZQ-qQ3r4D-HAR1QwUpTizGB6vQ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fgZSjvPG_jYsntrcpNZp8At_2na0hAPpsDfJfxujiMNsrhn-bh7flStitDg&amp;s">
            <text:p>https://encrypted-tbn0.gstatic.com/images?q=tbn:ANd9GcSfgZSjvPG_jYsntrcpNZp8At_2na0hAPpsDfJfxujiMNsrhn-bh7flStitDg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T3uvSdrUQnyCwldd6gX8X_IAeiMIxSeXtDR7OVXjCvfF9Wj8bJdaxWXsuV7I4&amp;s">
            <text:p>https://encrypted-tbn0.gstatic.com/images?q=tbn:ANd9GcT3uvSdrUQnyCwldd6gX8X_IAeiMIxSeXtDR7OVXjCvfF9Wj8bJdaxWXsuV7I4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k5tVZXqkm9KCr-jY9mDW3jDiY0Sc9v27Rw91h1HoN7lWTlS_6BXg5hAC9Xq8&amp;s">
            <text:p>https://encrypted-tbn0.gstatic.com/images?q=tbn:ANd9GcSk5tVZXqkm9KCr-jY9mDW3jDiY0Sc9v27Rw91h1HoN7lWTlS_6BXg5hAC9Xq8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y38agWcMIDJEoPLLXgiJIlxXIL_4Ks38ryHkkb3nGEG75y3cbgkbwkAreCA&amp;s">
            <text:p>https://encrypted-tbn0.gstatic.com/images?q=tbn:ANd9GcSy38agWcMIDJEoPLLXgiJIlxXIL_4Ks38ryHkkb3nGEG75y3cbgkbwkAreCA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7RjiF3i9eBNTSOKdTBDB7lui1za7GCpUDveM18aRfTvz3-lq5NCYm1yjV7EI&amp;s">
            <text:p>https://encrypted-tbn0.gstatic.com/images?q=tbn:ANd9GcS7RjiF3i9eBNTSOKdTBDB7lui1za7GCpUDveM18aRfTvz3-lq5NCYm1yjV7EI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SdDRxKMCc5ZDrJ-7kYrY-37b-apkj5b08x-gJS4R2rP6hsKzXqgqcUgh4lSPc&amp;s">
            <text:p>https://encrypted-tbn0.gstatic.com/images?q=tbn:ANd9GcSdDRxKMCc5ZDrJ-7kYrY-37b-apkj5b08x-gJS4R2rP6hsKzXqgqcUgh4lSPc&amp;s</text:p>
          </table:table-cell>
        </table:table-row>
        <table:table-row>
          <table:table-cell office:value-type="string" office:string-value="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 office:value-type="string" office:string-value="https://encrypted-tbn0.gstatic.com/images?q=tbn:ANd9GcT2kmlCPjEeEFpFq9v_TsCAfv-KKCVemz6NYuTsCN4EGfpwoYzg2gp3U5-p9UE&amp;s">
            <text:p>https://encrypted-tbn0.gstatic.com/images?q=tbn:ANd9GcT2kmlCPjEeEFpFq9v_TsCAfv-KKCVemz6NYuTsCN4EGfpwoYzg2gp3U5-p9UE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Ws6PQKQVnfPpmKP0jAkd6ugAlpLd-mJj_990PvoUYyQxS3UWB61A_a7t2AlQ&amp;s">
            <text:p>https://encrypted-tbn0.gstatic.com/images?q=tbn:ANd9GcTWs6PQKQVnfPpmKP0jAkd6ugAlpLd-mJj_990PvoUYyQxS3UWB61A_a7t2AlQ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UJ4rzLPKiGrLFw9rByT9kM-l_2HB-GpGKn6fWa0tlLRubb9ALNoI0wFI7GQ&amp;s">
            <text:p>https://encrypted-tbn0.gstatic.com/images?q=tbn:ANd9GcQUJ4rzLPKiGrLFw9rByT9kM-l_2HB-GpGKn6fWa0tlLRubb9ALNoI0wFI7GQ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7XCQpPDfdu4vXhMbqknfk5fg8fS04r2blOdEvLqlTgphBx5xAw195cVri9g&amp;s">
            <text:p>https://encrypted-tbn0.gstatic.com/images?q=tbn:ANd9GcT7XCQpPDfdu4vXhMbqknfk5fg8fS04r2blOdEvLqlTgphBx5xAw195cVri9g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ROeQjtUBWvkwCE25lTdILLpFn90QqRDS0BToeL_uhx2WPS3OD47KVG4cDA_w&amp;s">
            <text:p>https://encrypted-tbn0.gstatic.com/images?q=tbn:ANd9GcROeQjtUBWvkwCE25lTdILLpFn90QqRDS0BToeL_uhx2WPS3OD47KVG4cDA_w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xUVYA03wrallhYAXKJMLLmMSqWdpMaKv82bL19n6vcOSqFWXilpUwpfQxXw&amp;s">
            <text:p>https://encrypted-tbn0.gstatic.com/images?q=tbn:ANd9GcTxUVYA03wrallhYAXKJMLLmMSqWdpMaKv82bL19n6vcOSqFWXilpUwpfQxXw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-1MDJARddcbpPDg3Qg6a2c5Vjz6ksYCuWlJVO4-69U2SqwuDb7hygqPRZWQ&amp;s">
            <text:p>https://encrypted-tbn0.gstatic.com/images?q=tbn:ANd9GcQ-1MDJARddcbpPDg3Qg6a2c5Vjz6ksYCuWlJVO4-69U2SqwuDb7hygqPRZWQ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ShIYhJJEnwFD4nyclgPHX3LGuFFlKgVu3sNG8s4paDA3HjMZz67l0Vy5yBBw&amp;s">
            <text:p>https://encrypted-tbn0.gstatic.com/images?q=tbn:ANd9GcShIYhJJEnwFD4nyclgPHX3LGuFFlKgVu3sNG8s4paDA3HjMZz67l0Vy5yBBw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leV5wCkc9iA2ccILWStBengYYwUTz8cE-x7EyDNexKj_RQvxD_QzKYzGldRw&amp;s">
            <text:p>https://encrypted-tbn0.gstatic.com/images?q=tbn:ANd9GcQleV5wCkc9iA2ccILWStBengYYwUTz8cE-x7EyDNexKj_RQvxD_QzKYzGldRw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HMGISem62uzVX2N-0Zf_BN9rwERYisQgPRkRGGYRn0YTYwo0ajao3SrfWzFQ&amp;s">
            <text:p>https://encrypted-tbn0.gstatic.com/images?q=tbn:ANd9GcTHMGISem62uzVX2N-0Zf_BN9rwERYisQgPRkRGGYRn0YTYwo0ajao3SrfWzFQ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HOLeMV_Eqs7Fav3izAeYVN3zsNLVHbX8JOIZpRd_hKcZDsDKo_DM8-j-9Nkg&amp;s">
            <text:p>https://encrypted-tbn0.gstatic.com/images?q=tbn:ANd9GcQHOLeMV_Eqs7Fav3izAeYVN3zsNLVHbX8JOIZpRd_hKcZDsDKo_DM8-j-9Nkg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ctusoDfzjP_sqM1x6gaIz1QeLPPYjphrVflnXWqEqiDaPCTtTOETJFvowZHg&amp;s">
            <text:p>https://encrypted-tbn0.gstatic.com/images?q=tbn:ANd9GcQctusoDfzjP_sqM1x6gaIz1QeLPPYjphrVflnXWqEqiDaPCTtTOETJFvowZHg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Sp7sAeZsrHXY2aFwU7UQW08X4HL9YDEMvWc-JzeikVRteFeIqxN71NwAlr_A&amp;s">
            <text:p>https://encrypted-tbn0.gstatic.com/images?q=tbn:ANd9GcSp7sAeZsrHXY2aFwU7UQW08X4HL9YDEMvWc-JzeikVRteFeIqxN71NwAlr_A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fetRccGqYKI5Udqm3nbWvJMdkmoox708xndk8Sox6rKzBeUx_hAvE23ua1w&amp;s">
            <text:p>https://encrypted-tbn0.gstatic.com/images?q=tbn:ANd9GcTfetRccGqYKI5Udqm3nbWvJMdkmoox708xndk8Sox6rKzBeUx_hAvE23ua1w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RZdliK1WDODZvR-XmKnIN-HBRw9dk4_Em8kIZvyM1fyq9DC_wZea2H5VhZwQ&amp;s">
            <text:p>https://encrypted-tbn0.gstatic.com/images?q=tbn:ANd9GcRZdliK1WDODZvR-XmKnIN-HBRw9dk4_Em8kIZvyM1fyq9DC_wZea2H5VhZwQ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SszSF4veSEkgjf0xKdyYcnOCdgKH7fEtLJvhjR4nS0B2DU0qD0gFrTTttM-A&amp;s">
            <text:p>https://encrypted-tbn0.gstatic.com/images?q=tbn:ANd9GcSszSF4veSEkgjf0xKdyYcnOCdgKH7fEtLJvhjR4nS0B2DU0qD0gFrTTttM-A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RMH4Eb37zlXGDNWfwHI5eOyN-SrQeBbitlB73xxXhMxqEl8C4X0vralu5ZJBM&amp;s">
            <text:p>https://encrypted-tbn0.gstatic.com/images?q=tbn:ANd9GcRMH4Eb37zlXGDNWfwHI5eOyN-SrQeBbitlB73xxXhMxqEl8C4X0vralu5ZJBM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mnsHoYQ40TeFD3XK5tnTRNRUwNSFthexDqYHSIJd_Ee2RYZ6Tabb90zV_ugk&amp;s">
            <text:p>https://encrypted-tbn0.gstatic.com/images?q=tbn:ANd9GcQmnsHoYQ40TeFD3XK5tnTRNRUwNSFthexDqYHSIJd_Ee2RYZ6Tabb90zV_ugk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Rc5UZxqzgBD9Bt3wBHoM4x2tKuKLYLGgDEqd4-XsD99y74XvdFN3KfYnyJqEM&amp;s">
            <text:p>https://encrypted-tbn0.gstatic.com/images?q=tbn:ANd9GcRc5UZxqzgBD9Bt3wBHoM4x2tKuKLYLGgDEqd4-XsD99y74XvdFN3KfYnyJqEM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TFzuZAKsc5bMA6Ous84pJrm0zVlcVcTNdfbuMN4SxSEKsJztSZ5aUANSp1M2o&amp;s">
            <text:p>https://encrypted-tbn0.gstatic.com/images?q=tbn:ANd9GcTFzuZAKsc5bMA6Ous84pJrm0zVlcVcTNdfbuMN4SxSEKsJztSZ5aUANSp1M2o&amp;s</text:p>
          </table:table-cell>
        </table:table-row>
        <table:table-row>
          <table:table-cell office:value-type="string" office:string-value="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 office:value-type="string" office:string-value="https://encrypted-tbn0.gstatic.com/images?q=tbn:ANd9GcQE7WmNlFYZKLXmFrGrXOhgzAHKJrtdZbT-_8IySnRZXzMhfLgkA5kHvS27cr0&amp;s">
            <text:p>https://encrypted-tbn0.gstatic.com/images?q=tbn:ANd9GcQE7WmNlFYZKLXmFrGrXOhgzAHKJrtdZbT-_8IySnRZXzMhfLgkA5kHvS27cr0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TE3U5xVxVT2GfeunLIgnWXsgPFOBzUj-LhDedpznf2r71275W__QITrKoi2Q&amp;s">
            <text:p>https://encrypted-tbn0.gstatic.com/images?q=tbn:ANd9GcTE3U5xVxVT2GfeunLIgnWXsgPFOBzUj-LhDedpznf2r71275W__QITrKoi2Q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SPq1ezPhg7gXnBRmi-QpAkhnrxE1fhio1Sn79sRdMqxxoiDUaCiWxFxoLC7g&amp;s">
            <text:p>https://encrypted-tbn0.gstatic.com/images?q=tbn:ANd9GcSPq1ezPhg7gXnBRmi-QpAkhnrxE1fhio1Sn79sRdMqxxoiDUaCiWxFxoLC7g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XSDLeM4oHdeVRlKrorkAHPkrwQi05lSKXex_AC7B34lzkxY2tv0xW9IYXww&amp;s">
            <text:p>https://encrypted-tbn0.gstatic.com/images?q=tbn:ANd9GcRXSDLeM4oHdeVRlKrorkAHPkrwQi05lSKXex_AC7B34lzkxY2tv0xW9IYXww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TF1ESx5a0XQxZvfcnLRwhYM7TdW7irSXPyehX3euHdg4Nd6GlqWcLfqv_fRg&amp;s">
            <text:p>https://encrypted-tbn0.gstatic.com/images?q=tbn:ANd9GcTF1ESx5a0XQxZvfcnLRwhYM7TdW7irSXPyehX3euHdg4Nd6GlqWcLfqv_fRg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SwNHFg19U1nt3mC9P9jnvyr2HwvOj9d-v9KzknYR0V4i35hnzC-qShBjuOFtg&amp;s">
            <text:p>https://encrypted-tbn0.gstatic.com/images?q=tbn:ANd9GcSwNHFg19U1nt3mC9P9jnvyr2HwvOj9d-v9KzknYR0V4i35hnzC-qShBjuOFtg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S1Wbw3A4jHbVv1i0yDfEkDc4SmZfrdlIYTaPfIyYv2Q2lJ84LYg0b4Bq4wo7E&amp;s">
            <text:p>https://encrypted-tbn0.gstatic.com/images?q=tbn:ANd9GcS1Wbw3A4jHbVv1i0yDfEkDc4SmZfrdlIYTaPfIyYv2Q2lJ84LYg0b4Bq4wo7E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Tgi10FhbovgbWUaoBkPtZ3jmef0DSlnkg22EM7OQRzAfkdXnminVTYHUrnk_Q&amp;s">
            <text:p>https://encrypted-tbn0.gstatic.com/images?q=tbn:ANd9GcTgi10FhbovgbWUaoBkPtZ3jmef0DSlnkg22EM7OQRzAfkdXnminVTYHUrnk_Q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snbDieMJ5GVBNh_uJix_dFKhqf66LAhkumlDoMcbeWg_jqfkwB99xW8-YRX0&amp;s">
            <text:p>https://encrypted-tbn0.gstatic.com/images?q=tbn:ANd9GcRsnbDieMJ5GVBNh_uJix_dFKhqf66LAhkumlDoMcbeWg_jqfkwB99xW8-YRX0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_TuF9w08NAeBQgJZS2FUTNuXQJGGybegEUY0YUSz7UJVv6kahd8nc5OcDt8M&amp;s">
            <text:p>https://encrypted-tbn0.gstatic.com/images?q=tbn:ANd9GcR_TuF9w08NAeBQgJZS2FUTNuXQJGGybegEUY0YUSz7UJVv6kahd8nc5OcDt8M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Sin85uhjdtTA4vYa5ITWRJ4D8LxbOVtzMsZ75h1M38r1lMGg4tQSskaeaolQ&amp;s">
            <text:p>https://encrypted-tbn0.gstatic.com/images?q=tbn:ANd9GcSin85uhjdtTA4vYa5ITWRJ4D8LxbOVtzMsZ75h1M38r1lMGg4tQSskaeaolQ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TeauLUXwCg39Swsw4Sy18Xur99SJca6h3EFOy-1Y1g0MVPyy7_s-Wys_FGwy0&amp;s">
            <text:p>https://encrypted-tbn0.gstatic.com/images?q=tbn:ANd9GcTeauLUXwCg39Swsw4Sy18Xur99SJca6h3EFOy-1Y1g0MVPyy7_s-Wys_FGwy0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Y9ENuRtkW1fveMn8BAOLkfq-9K3mWOSeUtWXMrE3D5npNjXaHCLM85DqffMI&amp;s">
            <text:p>https://encrypted-tbn0.gstatic.com/images?q=tbn:ANd9GcRY9ENuRtkW1fveMn8BAOLkfq-9K3mWOSeUtWXMrE3D5npNjXaHCLM85DqffMI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QhPtn0kGiUirQ25YxV1dZXi7A2Nyk9EuGFlr9Pz1bUNJX1e9fXbaUMOCfh-Pg&amp;s">
            <text:p>https://encrypted-tbn0.gstatic.com/images?q=tbn:ANd9GcQhPtn0kGiUirQ25YxV1dZXi7A2Nyk9EuGFlr9Pz1bUNJX1e9fXbaUMOCfh-Pg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UCfIDJx3PAlMuwoJe-bPcWs8yIOaX8jrLPIS0bPWjSpfwZOhJxUGZ_P6C-Q&amp;s">
            <text:p>https://encrypted-tbn0.gstatic.com/images?q=tbn:ANd9GcRUCfIDJx3PAlMuwoJe-bPcWs8yIOaX8jrLPIS0bPWjSpfwZOhJxUGZ_P6C-Q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CR-5n5pMEvQDksMmY1DnB1NRJJQ--oxpx0CPR_hA-bSAZ2CjSTAbaJO4f1zM&amp;s">
            <text:p>https://encrypted-tbn0.gstatic.com/images?q=tbn:ANd9GcRCR-5n5pMEvQDksMmY1DnB1NRJJQ--oxpx0CPR_hA-bSAZ2CjSTAbaJO4f1zM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SjH6iiksHpzbJGyIWZ9b1GDKWdHCYG0uST9qFI-zjWj-lrcxt5nYfNk2PJbg&amp;s">
            <text:p>https://encrypted-tbn0.gstatic.com/images?q=tbn:ANd9GcSjH6iiksHpzbJGyIWZ9b1GDKWdHCYG0uST9qFI-zjWj-lrcxt5nYfNk2PJbg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TcJQNIDuITLA1x1GTAB4ur1j1H7OFLX1X76KjOYfAn0vgi7FJi8rmTDgt5lj8&amp;s">
            <text:p>https://encrypted-tbn0.gstatic.com/images?q=tbn:ANd9GcTcJQNIDuITLA1x1GTAB4ur1j1H7OFLX1X76KjOYfAn0vgi7FJi8rmTDgt5lj8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PseVWyYKV0QQGqowpTQNRhkRj_d3PqbZMC3WLHMdF9iY9kRq5EADtTaA15qc&amp;s">
            <text:p>https://encrypted-tbn0.gstatic.com/images?q=tbn:ANd9GcRPseVWyYKV0QQGqowpTQNRhkRj_d3PqbZMC3WLHMdF9iY9kRq5EADtTaA15qc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R2KTu3y-nmExOEGq0fe4bRBSp8RNrVPqDLlp582t5DQC3F3XTZNChjFJ3idw&amp;s">
            <text:p>https://encrypted-tbn0.gstatic.com/images?q=tbn:ANd9GcR2KTu3y-nmExOEGq0fe4bRBSp8RNrVPqDLlp582t5DQC3F3XTZNChjFJ3idw&amp;s</text:p>
          </table:table-cell>
        </table:table-row>
        <table:table-row>
          <table:table-cell office:value-type="string" office:string-value="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 office:value-type="string" office:string-value="https://encrypted-tbn0.gstatic.com/images?q=tbn:ANd9GcQuwKJZrJfPkk_mmAIYKFellkbGNw5-RQzbqvKfO1DINamEeBe_aYT35aQX_TE&amp;s">
            <text:p>https://encrypted-tbn0.gstatic.com/images?q=tbn:ANd9GcQuwKJZrJfPkk_mmAIYKFellkbGNw5-RQzbqvKfO1DINamEeBe_aYT35aQX_TE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NLdAM4GXsTWOFkmLwm37jqc3liYaeKTYlfviIvOWB0sElBinaqLS2xA1Fcg&amp;s">
            <text:p>https://encrypted-tbn0.gstatic.com/images?q=tbn:ANd9GcQNLdAM4GXsTWOFkmLwm37jqc3liYaeKTYlfviIvOWB0sElBinaqLS2xA1Fcg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2Zs8uPYrusuMzrk9qNXq8FN7pMC2h6H951rJ8kEV6qn9_tmDc63ByPg4l4A&amp;s">
            <text:p>https://encrypted-tbn0.gstatic.com/images?q=tbn:ANd9GcR2Zs8uPYrusuMzrk9qNXq8FN7pMC2h6H951rJ8kEV6qn9_tmDc63ByPg4l4A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TAWJbme24pREQl8lQ2YzhPmuq6C1pStcvbbAHxzyOzDfaHdZ_zEHBeOEdSnA&amp;s">
            <text:p>https://encrypted-tbn0.gstatic.com/images?q=tbn:ANd9GcTAWJbme24pREQl8lQ2YzhPmuq6C1pStcvbbAHxzyOzDfaHdZ_zEHBeOEdSnA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6g7TRSfXKRt-nfUWrXBIqkuO8Nl3TlKb7iU89c7C-RmpggYyxwDUl7IKOipg&amp;s">
            <text:p>https://encrypted-tbn0.gstatic.com/images?q=tbn:ANd9GcR6g7TRSfXKRt-nfUWrXBIqkuO8Nl3TlKb7iU89c7C-RmpggYyxwDUl7IKOipg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hstvy4mh1LaZ29IlInTqhIHn8oEIEeCw1e4RDfAun2BmOdhN-wzGhkg8GCg&amp;s">
            <text:p>https://encrypted-tbn0.gstatic.com/images?q=tbn:ANd9GcShstvy4mh1LaZ29IlInTqhIHn8oEIEeCw1e4RDfAun2BmOdhN-wzGhkg8GCg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mqemp7wX0eSNBn5-_CDhES-wuK3z7cIH8gTUjCevs5H7iOOpkZnkLsePGy_Y&amp;s">
            <text:p>https://encrypted-tbn0.gstatic.com/images?q=tbn:ANd9GcQmqemp7wX0eSNBn5-_CDhES-wuK3z7cIH8gTUjCevs5H7iOOpkZnkLsePGy_Y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sNbcCmKDtkfdkLmdhCCz-rmAuOZBlRrrRgS2tTFUBGRb2octJZW3751SSHOY&amp;s">
            <text:p>https://encrypted-tbn0.gstatic.com/images?q=tbn:ANd9GcQsNbcCmKDtkfdkLmdhCCz-rmAuOZBlRrrRgS2tTFUBGRb2octJZW3751SSHOY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tU4ymmQAWWzBGZHtYqxzfjNN6NHzmptGSxx0r3GmkjqJzu3MfdhPbC0AcLw&amp;s">
            <text:p>https://encrypted-tbn0.gstatic.com/images?q=tbn:ANd9GcRtU4ymmQAWWzBGZHtYqxzfjNN6NHzmptGSxx0r3GmkjqJzu3MfdhPbC0AcLw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WSk20W1W-LkZvj9sfKVLXD1TJuZ3bFYUTbtwBdADtObRK8tL80Q4Vrgefzw&amp;s">
            <text:p>https://encrypted-tbn0.gstatic.com/images?q=tbn:ANd9GcSWSk20W1W-LkZvj9sfKVLXD1TJuZ3bFYUTbtwBdADtObRK8tL80Q4Vrgefzw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wDY346DtwFnwh1VNAItzxg4cKc8fLpnSueEnjvMVz_65H1Eg8kwjHhZXu5g&amp;s">
            <text:p>https://encrypted-tbn0.gstatic.com/images?q=tbn:ANd9GcRwDY346DtwFnwh1VNAItzxg4cKc8fLpnSueEnjvMVz_65H1Eg8kwjHhZXu5g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RUAxf1dx4uJUzsglhqu_51bgjDW3RWebImx_gFd2pLUh0atq5n2XSPnXUtXA&amp;s">
            <text:p>https://encrypted-tbn0.gstatic.com/images?q=tbn:ANd9GcRRUAxf1dx4uJUzsglhqu_51bgjDW3RWebImx_gFd2pLUh0atq5n2XSPnXUtXA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D2OIFI4CiqsYYoFR-dVmu869KOm1exusI72EnjuL1T9Rd3QN4Hb9Sr2JMgl8&amp;s">
            <text:p>https://encrypted-tbn0.gstatic.com/images?q=tbn:ANd9GcQD2OIFI4CiqsYYoFR-dVmu869KOm1exusI72EnjuL1T9Rd3QN4Hb9Sr2JMgl8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R6siWSaDF4kYkaOs9re_XLlpfoIRnp7Ug9wfhRjjqSEuGLDZK7jvDR9Ygwxss&amp;s">
            <text:p>https://encrypted-tbn0.gstatic.com/images?q=tbn:ANd9GcR6siWSaDF4kYkaOs9re_XLlpfoIRnp7Ug9wfhRjjqSEuGLDZK7jvDR9Ygwxss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DWuU1yx1fo_C40Ta1Lbq1oHz-vW_8SOqyzl2UWWq9JPiPlEtAhLAVBJmD8WM&amp;s">
            <text:p>https://encrypted-tbn0.gstatic.com/images?q=tbn:ANd9GcSDWuU1yx1fo_C40Ta1Lbq1oHz-vW_8SOqyzl2UWWq9JPiPlEtAhLAVBJmD8WM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Sy22qwTjdxLu_Uzl8MZsCylHR8w80FO69mJ5zsb1z0j224kMLr38-PGEdA6s&amp;s">
            <text:p>https://encrypted-tbn0.gstatic.com/images?q=tbn:ANd9GcSSy22qwTjdxLu_Uzl8MZsCylHR8w80FO69mJ5zsb1z0j224kMLr38-PGEdA6s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iTlvu5XQnLryEQ31lnes87oA5NYZjE1gFcYza4kttM4KL-IXZ8uJvagZADA&amp;s">
            <text:p>https://encrypted-tbn0.gstatic.com/images?q=tbn:ANd9GcSiTlvu5XQnLryEQ31lnes87oA5NYZjE1gFcYza4kttM4KL-IXZ8uJvagZADA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SOqAjA14LuZhtKlHgDWy9gYY0kqCId5ywVHNZ0COwBQ1PriumiTPkoYVndM_4&amp;s">
            <text:p>https://encrypted-tbn0.gstatic.com/images?q=tbn:ANd9GcSOqAjA14LuZhtKlHgDWy9gYY0kqCId5ywVHNZ0COwBQ1PriumiTPkoYVndM_4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npiXY02w4qoo-Qwmd0bT0HrkCtrIOWJbCQtPbxT28HR26eWkmh71rsgxiHsk&amp;s">
            <text:p>https://encrypted-tbn0.gstatic.com/images?q=tbn:ANd9GcQnpiXY02w4qoo-Qwmd0bT0HrkCtrIOWJbCQtPbxT28HR26eWkmh71rsgxiHsk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QpsotKzdvySPjGtBcgp6MYULiUkSCTo1SwcMITIuvez217L7YwzZUzqeI1ErY&amp;s">
            <text:p>https://encrypted-tbn0.gstatic.com/images?q=tbn:ANd9GcQpsotKzdvySPjGtBcgp6MYULiUkSCTo1SwcMITIuvez217L7YwzZUzqeI1ErY&amp;s</text:p>
          </table:table-cell>
        </table:table-row>
        <table:table-row>
          <table:table-cell office:value-type="string" office:string-value="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 office:value-type="string" office:string-value="https://encrypted-tbn0.gstatic.com/images?q=tbn:ANd9GcTS5nOvYxhNMiBfAyY52MofzMF9S124KweQdtMGAIMYsngT1L2XhdCQkIqImQ&amp;s">
            <text:p>https://encrypted-tbn0.gstatic.com/images?q=tbn:ANd9GcTS5nOvYxhNMiBfAyY52MofzMF9S124KweQdtMGAIMYsngT1L2XhdCQkIqIm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Sxf_kv_TYxVz8LRHbOeRtUe8GTDmt5Xo-nu1kX-0uzY09elBvMIuGckhfsEw&amp;s">
            <text:p>https://encrypted-tbn0.gstatic.com/images?q=tbn:ANd9GcSxf_kv_TYxVz8LRHbOeRtUe8GTDmt5Xo-nu1kX-0uzY09elBvMIuGckhfsEw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Xq8ww327Zu3l0eyLl8VcV4TuDEqFQvbaS7Z2xJyIiOMOor32twI_ud2h6iqA&amp;s">
            <text:p>https://encrypted-tbn0.gstatic.com/images?q=tbn:ANd9GcTXq8ww327Zu3l0eyLl8VcV4TuDEqFQvbaS7Z2xJyIiOMOor32twI_ud2h6iqA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xLoqgBO65h510LnLtkYkvq35Mnk3ptTHkq9cvZcISYYzrUIRNseEyVl0fqQ&amp;s">
            <text:p>https://encrypted-tbn0.gstatic.com/images?q=tbn:ANd9GcRxLoqgBO65h510LnLtkYkvq35Mnk3ptTHkq9cvZcISYYzrUIRNseEyVl0fq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Q2Nh0q6vDzo6fZSDjxdo4NbBAy1nNQuc1W8Li2f83WoRkaZ7_I2sS3pgWt1-g&amp;s">
            <text:p>https://encrypted-tbn0.gstatic.com/images?q=tbn:ANd9GcQ2Nh0q6vDzo6fZSDjxdo4NbBAy1nNQuc1W8Li2f83WoRkaZ7_I2sS3pgWt1-g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0tHdrwwcYrOvHdKi9E86lmP03FO4VtIniEXolFDD-NvCccmoweWVrHHtQwQ&amp;s">
            <text:p>https://encrypted-tbn0.gstatic.com/images?q=tbn:ANd9GcT0tHdrwwcYrOvHdKi9E86lmP03FO4VtIniEXolFDD-NvCccmoweWVrHHtQw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vaVppTrr9GHnI6jV8iMWpf7bgSKADQgm2HFeT9F6Z27PY0m9kWMY_Iz4iRQ&amp;s">
            <text:p>https://encrypted-tbn0.gstatic.com/images?q=tbn:ANd9GcTvaVppTrr9GHnI6jV8iMWpf7bgSKADQgm2HFeT9F6Z27PY0m9kWMY_Iz4iR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jWHyDW4CioOqrQkc_KGzbXa_oWgdhmklXiEgxjtbKDsIAEXJiuW6ta7a-8zE&amp;s">
            <text:p>https://encrypted-tbn0.gstatic.com/images?q=tbn:ANd9GcRjWHyDW4CioOqrQkc_KGzbXa_oWgdhmklXiEgxjtbKDsIAEXJiuW6ta7a-8zE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QMSqxNm939cFzXwMAFPFZRW95ac2uACsxYiTEjkkuO6c0o02uR4KiDnDk6vg&amp;s">
            <text:p>https://encrypted-tbn0.gstatic.com/images?q=tbn:ANd9GcQMSqxNm939cFzXwMAFPFZRW95ac2uACsxYiTEjkkuO6c0o02uR4KiDnDk6vg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WsLiKxyW2lACPtvsDHt9dzO9fjgKd0F-J49A0CsuKYOO0ujTpGpI4sXvimw&amp;s">
            <text:p>https://encrypted-tbn0.gstatic.com/images?q=tbn:ANd9GcRWsLiKxyW2lACPtvsDHt9dzO9fjgKd0F-J49A0CsuKYOO0ujTpGpI4sXvimw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Sh5LFW9tCP9y20O4R_KoYAZL_LQnF5jgxziLE6PJ90OWOKjPPiNAfyaCHeQ&amp;s">
            <text:p>https://encrypted-tbn0.gstatic.com/images?q=tbn:ANd9GcRSh5LFW9tCP9y20O4R_KoYAZL_LQnF5jgxziLE6PJ90OWOKjPPiNAfyaCHe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iqmZV-aqdCZunKJr4SjUWqTxiPRWdz1MKMmQfEfkLrC_byCFftYSiisp6Qw&amp;s">
            <text:p>https://encrypted-tbn0.gstatic.com/images?q=tbn:ANd9GcTiqmZV-aqdCZunKJr4SjUWqTxiPRWdz1MKMmQfEfkLrC_byCFftYSiisp6Qw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S5hBsX7b77hibwVrrercPdFgN59vsypR797d1fwLNWAPdumBpnwFnErOFEQQ&amp;s">
            <text:p>https://encrypted-tbn0.gstatic.com/images?q=tbn:ANd9GcS5hBsX7b77hibwVrrercPdFgN59vsypR797d1fwLNWAPdumBpnwFnErOFEQ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SRjWM4axK4laUjlL1xXxHFz0FZ1sLi0BTekmPBObdHux2wiglnvYfzsmubf2Q&amp;s">
            <text:p>https://encrypted-tbn0.gstatic.com/images?q=tbn:ANd9GcSRjWM4axK4laUjlL1xXxHFz0FZ1sLi0BTekmPBObdHux2wiglnvYfzsmubf2Q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SFY8PmO8V3j_d0TCKE1jiAyeHwpK5pV9KrZ5rR0vhMqSrN_UnaGI4QZs3z-pE&amp;s">
            <text:p>https://encrypted-tbn0.gstatic.com/images?q=tbn:ANd9GcSFY8PmO8V3j_d0TCKE1jiAyeHwpK5pV9KrZ5rR0vhMqSrN_UnaGI4QZs3z-pE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QeAYSBxoyI8ScXz2DZcMWDF4cjgO1VYgOeBjZWg5emwYaWT1u5OVKvz_w1tg&amp;s">
            <text:p>https://encrypted-tbn0.gstatic.com/images?q=tbn:ANd9GcQeAYSBxoyI8ScXz2DZcMWDF4cjgO1VYgOeBjZWg5emwYaWT1u5OVKvz_w1tg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N13B9-EJpYO4e5nuH6ZxNR0BSfnarzOcUuJuIjFC0DmrZWGPsslwdn-QjWw&amp;s">
            <text:p>https://encrypted-tbn0.gstatic.com/images?q=tbn:ANd9GcRN13B9-EJpYO4e5nuH6ZxNR0BSfnarzOcUuJuIjFC0DmrZWGPsslwdn-QjWw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ShhHnhFA57OlXnWv6Mr8UojluGFKPmYn7HPUmhq5yYsyz7xXs9QPp2wOuccpU&amp;s">
            <text:p>https://encrypted-tbn0.gstatic.com/images?q=tbn:ANd9GcShhHnhFA57OlXnWv6Mr8UojluGFKPmYn7HPUmhq5yYsyz7xXs9QPp2wOuccpU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sSxt4i5pwaNOfsYPQnfmWDt_X8i-FzBHWCZIvybH2Z1puC0x44kHqzfU80_E&amp;s">
            <text:p>https://encrypted-tbn0.gstatic.com/images?q=tbn:ANd9GcTsSxt4i5pwaNOfsYPQnfmWDt_X8i-FzBHWCZIvybH2Z1puC0x44kHqzfU80_E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TdTrV1Mivowhh_3LGGKjeiA95gK7zP4OvkDItf5QdQafUxkWOBZy4YiqLKMb4&amp;s">
            <text:p>https://encrypted-tbn0.gstatic.com/images?q=tbn:ANd9GcTdTrV1Mivowhh_3LGGKjeiA95gK7zP4OvkDItf5QdQafUxkWOBZy4YiqLKMb4&amp;s</text:p>
          </table:table-cell>
        </table:table-row>
        <table:table-row>
          <table:table-cell office:value-type="string" office:string-value="https://www.google.com/search?q=training+course+course+invoice&amp;tbm=isch&amp;rlz=1C1GCEU_en-GBIN1089IN1090&amp;hl=en&amp;sa=X&amp;ved=2ahUKEwjdm9-vnL6EAxVNUWwGHb23C7sQrNwCKAB6BQgBEJMB&amp;biw=1349&amp;bih=633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 office:value-type="string" office:string-value="https://encrypted-tbn0.gstatic.com/images?q=tbn:ANd9GcRG-6acp3I2JBFi4yg_-nb4LjGk9qX-MZJj7XSB_TlnDyCmbmZHT3uSCzvaKw&amp;s">
            <text:p>https://encrypted-tbn0.gstatic.com/images?q=tbn:ANd9GcRG-6acp3I2JBFi4yg_-nb4LjGk9qX-MZJj7XSB_TlnDyCmbmZHT3uSCzvaKw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QjkE6_ECAR5eFhxLVtPt-t7GzA0kBl_gP6QByg_ggXiiXGxU1E5scVv_lLKA&amp;s">
            <text:p>https://encrypted-tbn0.gstatic.com/images?q=tbn:ANd9GcQjkE6_ECAR5eFhxLVtPt-t7GzA0kBl_gP6QByg_ggXiiXGxU1E5scVv_lLK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SIpk6h2o1aCxGJs1UpsIlHX2NWeqrrHWkE1qQa9N1vtn0pM_KnnLPQnSz1Sg4&amp;s">
            <text:p>https://encrypted-tbn0.gstatic.com/images?q=tbn:ANd9GcSIpk6h2o1aCxGJs1UpsIlHX2NWeqrrHWkE1qQa9N1vtn0pM_KnnLPQnSz1Sg4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SYj6JJUED0BnbGYQffHcW7DQrOfs44l3j3zghHlNw4JQmUm3WMg4o8ULGRAA&amp;s">
            <text:p>https://encrypted-tbn0.gstatic.com/images?q=tbn:ANd9GcSYj6JJUED0BnbGYQffHcW7DQrOfs44l3j3zghHlNw4JQmUm3WMg4o8ULGRA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SVwyGaTcWVDjd6uJ7Gb-zs1qEUD9-o0bzb3UmTSC1wxvg3wN4SH2DHD9yKCA&amp;s">
            <text:p>https://encrypted-tbn0.gstatic.com/images?q=tbn:ANd9GcSVwyGaTcWVDjd6uJ7Gb-zs1qEUD9-o0bzb3UmTSC1wxvg3wN4SH2DHD9yKC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QFPbiFc_OC35iyWK0Q_IpP66o_70dzQg-WUmmYMElepHT-Sn1K7XR_wzeMFkA&amp;s">
            <text:p>https://encrypted-tbn0.gstatic.com/images?q=tbn:ANd9GcQFPbiFc_OC35iyWK0Q_IpP66o_70dzQg-WUmmYMElepHT-Sn1K7XR_wzeMFk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Rs2uDEas459ObqVREhXbyTp71eP-BOmU5-IT6_WQshrPp5qIw_XfPE65XQUg&amp;s">
            <text:p>https://encrypted-tbn0.gstatic.com/images?q=tbn:ANd9GcRs2uDEas459ObqVREhXbyTp71eP-BOmU5-IT6_WQshrPp5qIw_XfPE65XQUg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Saz6mft_tdwk2cNajcX68bl4bJzn7DAlkFbsQzYXdsktkJZRKxvhr5YgOlSIY&amp;s">
            <text:p>https://encrypted-tbn0.gstatic.com/images?q=tbn:ANd9GcSaz6mft_tdwk2cNajcX68bl4bJzn7DAlkFbsQzYXdsktkJZRKxvhr5YgOlSIY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RXBEA1CdbhreWF31XCzgQhHByo8KjAQ_DOvRAZkiOFPzikSHKVyUH_iv14OVQ&amp;s">
            <text:p>https://encrypted-tbn0.gstatic.com/images?q=tbn:ANd9GcRXBEA1CdbhreWF31XCzgQhHByo8KjAQ_DOvRAZkiOFPzikSHKVyUH_iv14OVQ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RAENZl57SSgb4MnBIZGHnrh1oQTfHMZTX-c4Uwum9E39a7gA6m-Nldt6U7ew&amp;s">
            <text:p>https://encrypted-tbn0.gstatic.com/images?q=tbn:ANd9GcRAENZl57SSgb4MnBIZGHnrh1oQTfHMZTX-c4Uwum9E39a7gA6m-Nldt6U7ew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QNy8chsAXCaI7whGTAiNr2YIpQFP_sjSscujjVsQ0dJadcRRGe23Sr1k95VA&amp;s">
            <text:p>https://encrypted-tbn0.gstatic.com/images?q=tbn:ANd9GcQNy8chsAXCaI7whGTAiNr2YIpQFP_sjSscujjVsQ0dJadcRRGe23Sr1k95V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h5stIZcVI712QZu4dPQMm8NR8ZRvPIVWCpv8O7Oq8pSntGE9RKAua8FVrm-0&amp;s">
            <text:p>https://encrypted-tbn0.gstatic.com/images?q=tbn:ANd9GcTh5stIZcVI712QZu4dPQMm8NR8ZRvPIVWCpv8O7Oq8pSntGE9RKAua8FVrm-0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QuZqGYMGXTBDZcqxNiDxZrdsSW1lOPDvad5sNrMP2k-_cIwt_j-e82fnXyTZI&amp;s">
            <text:p>https://encrypted-tbn0.gstatic.com/images?q=tbn:ANd9GcQuZqGYMGXTBDZcqxNiDxZrdsSW1lOPDvad5sNrMP2k-_cIwt_j-e82fnXyTZI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SHreUpXXjWrq6ExhabmHVzBa0xuA9Y1PX9aJVyzNzKTDwJBjZ_mEUPDBK7FU8&amp;s">
            <text:p>https://encrypted-tbn0.gstatic.com/images?q=tbn:ANd9GcSHreUpXXjWrq6ExhabmHVzBa0xuA9Y1PX9aJVyzNzKTDwJBjZ_mEUPDBK7FU8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RoADwS3RqZLJ-8W14q0GaXO5pp_TWxxAxpqmTVLknq9jAc3_qDbncz5SUsWBs&amp;s">
            <text:p>https://encrypted-tbn0.gstatic.com/images?q=tbn:ANd9GcRoADwS3RqZLJ-8W14q0GaXO5pp_TWxxAxpqmTVLknq9jAc3_qDbncz5SUsWBs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yExowqJBVy-iE3-Q16NlGRpg7TqiZioawoi2XcVSnSvsquFAq_hgV7sRsV1c&amp;s">
            <text:p>https://encrypted-tbn0.gstatic.com/images?q=tbn:ANd9GcTyExowqJBVy-iE3-Q16NlGRpg7TqiZioawoi2XcVSnSvsquFAq_hgV7sRsV1c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rftXEVLgFhfTBYDEIkU4gexjZ4g7NshvTccERagaz7d9_T9uex_lBBM5aPXk&amp;s">
            <text:p>https://encrypted-tbn0.gstatic.com/images?q=tbn:ANd9GcTrftXEVLgFhfTBYDEIkU4gexjZ4g7NshvTccERagaz7d9_T9uex_lBBM5aPXk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IE4vtGTXs1IsGPupCzQFiOlBwk6wF9j5Hwt-w1uLZ20-EQUoRnx6u8Z1mFIo&amp;s">
            <text:p>https://encrypted-tbn0.gstatic.com/images?q=tbn:ANd9GcTIE4vtGTXs1IsGPupCzQFiOlBwk6wF9j5Hwt-w1uLZ20-EQUoRnx6u8Z1mFIo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waDfu9VB8dKodCNdkOhaRCIDXV45ppAa48KbTLXWSKRYzBDZjvUe1UZcEYA&amp;s">
            <text:p>https://encrypted-tbn0.gstatic.com/images?q=tbn:ANd9GcTwaDfu9VB8dKodCNdkOhaRCIDXV45ppAa48KbTLXWSKRYzBDZjvUe1UZcEYA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QtX7yz0tFeCAQi0NQW0hlAyXLgJyw9WTSB2rPzzHLit6A3G7nIWBTIqagg6g&amp;s">
            <text:p>https://encrypted-tbn0.gstatic.com/images?q=tbn:ANd9GcQtX7yz0tFeCAQi0NQW0hlAyXLgJyw9WTSB2rPzzHLit6A3G7nIWBTIqagg6g&amp;s</text:p>
          </table:table-cell>
        </table:table-row>
        <table:table-row>
          <table:table-cell office:value-type="string" office:string-value="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 office:value-type="string" office:string-value="https://encrypted-tbn0.gstatic.com/images?q=tbn:ANd9GcTw7zhpTwtGLAaMM_gtz9UetY-M1qnRUTBf1Ckk_icYelrXr_uYhmp94mzRMT8&amp;s">
            <text:p>https://encrypted-tbn0.gstatic.com/images?q=tbn:ANd9GcTw7zhpTwtGLAaMM_gtz9UetY-M1qnRUTBf1Ckk_icYelrXr_uYhmp94mzRMT8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SMZLVyTBqnhUSa-Yw3dxcoCArLDfF0zwMrjytmAQ8ZjZCUc7fNuJUH2tJMwA&amp;s">
            <text:p>https://encrypted-tbn0.gstatic.com/images?q=tbn:ANd9GcSMZLVyTBqnhUSa-Yw3dxcoCArLDfF0zwMrjytmAQ8ZjZCUc7fNuJUH2tJMwA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SKVuojaQ0ta1EH1SL08pebEvgIg7QUBrJOF1eXp12nDkRN_XMtW_Hil0Z6Ag&amp;s">
            <text:p>https://encrypted-tbn0.gstatic.com/images?q=tbn:ANd9GcSKVuojaQ0ta1EH1SL08pebEvgIg7QUBrJOF1eXp12nDkRN_XMtW_Hil0Z6Ag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RQZ8o-CRMjNm2DRkLrCP-_2-SS7gYvFIeyZCgdPUmVc7D7G7mc0n9AQ7bPxg&amp;s">
            <text:p>https://encrypted-tbn0.gstatic.com/images?q=tbn:ANd9GcRQZ8o-CRMjNm2DRkLrCP-_2-SS7gYvFIeyZCgdPUmVc7D7G7mc0n9AQ7bPxg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T1TCrQJESrN50pfP6uPSdwWkhlGhalG1TqWYn36kEyL_DeB1qgh69LAyHGgQ&amp;s">
            <text:p>https://encrypted-tbn0.gstatic.com/images?q=tbn:ANd9GcT1TCrQJESrN50pfP6uPSdwWkhlGhalG1TqWYn36kEyL_DeB1qgh69LAyHGg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rif8TFi74g2lNu5PgEr4wdLUlkrZoWhNUaDdMfhUAkfxPdZgtErx6YPcyQ-4&amp;s">
            <text:p>https://encrypted-tbn0.gstatic.com/images?q=tbn:ANd9GcQrif8TFi74g2lNu5PgEr4wdLUlkrZoWhNUaDdMfhUAkfxPdZgtErx6YPcyQ-4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VrMp54COarB_Iihu7t7eb8Ac5UGOyDwk-baTYfi5ABdVciBgSr2pjpXJGuio&amp;s">
            <text:p>https://encrypted-tbn0.gstatic.com/images?q=tbn:ANd9GcQVrMp54COarB_Iihu7t7eb8Ac5UGOyDwk-baTYfi5ABdVciBgSr2pjpXJGuio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RYipcinU_HeAvoTkU5_q6PA_meczDxbQHLdLT2qeAnxy53KXqbVBaOKE2DgQ&amp;s">
            <text:p>https://encrypted-tbn0.gstatic.com/images?q=tbn:ANd9GcRYipcinU_HeAvoTkU5_q6PA_meczDxbQHLdLT2qeAnxy53KXqbVBaOKE2Dg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F4WoaLlWYrwKU0390QmU-e4g8k5eV4lpFaYdVc-hkb2tS0ReGUS-BgIJ2lQ&amp;s">
            <text:p>https://encrypted-tbn0.gstatic.com/images?q=tbn:ANd9GcQF4WoaLlWYrwKU0390QmU-e4g8k5eV4lpFaYdVc-hkb2tS0ReGUS-BgIJ2l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S3mSLRLf2TZ3fxHseKZ9kHPtRXZbpIOn46KFJnb8-E1rS8g2DO33xTA5xsKQ&amp;s">
            <text:p>https://encrypted-tbn0.gstatic.com/images?q=tbn:ANd9GcS3mSLRLf2TZ3fxHseKZ9kHPtRXZbpIOn46KFJnb8-E1rS8g2DO33xTA5xsK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FAqlj5sAvFU6yzVeVSUuOPm57x_4oDgwSy1t334MzdcEA4RGdGc0GiQ6FF9A&amp;s">
            <text:p>https://encrypted-tbn0.gstatic.com/images?q=tbn:ANd9GcQFAqlj5sAvFU6yzVeVSUuOPm57x_4oDgwSy1t334MzdcEA4RGdGc0GiQ6FF9A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-uzkSp_ZES_xW0_WSCENY8P3Onm8NPrGzFiBGcAAIDO5BebIZbFwgp65vaA&amp;s">
            <text:p>https://encrypted-tbn0.gstatic.com/images?q=tbn:ANd9GcQ-uzkSp_ZES_xW0_WSCENY8P3Onm8NPrGzFiBGcAAIDO5BebIZbFwgp65vaA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RWy9_OpYemctw6yMNBMlQgzgGJ8wDUCrtta_6l4PMjqAqr0ie4-jbLyQvyT_0&amp;s">
            <text:p>https://encrypted-tbn0.gstatic.com/images?q=tbn:ANd9GcRWy9_OpYemctw6yMNBMlQgzgGJ8wDUCrtta_6l4PMjqAqr0ie4-jbLyQvyT_0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TJmSY2LgcBrO4K1IEbQqbev9or7L5z7tWP4Li4yEgXq0HK5MeebLWkHqS7iw&amp;s">
            <text:p>https://encrypted-tbn0.gstatic.com/images?q=tbn:ANd9GcTJmSY2LgcBrO4K1IEbQqbev9or7L5z7tWP4Li4yEgXq0HK5MeebLWkHqS7iw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SHM1tvTdEJGUvD7Aolv8dRDE4O-rVsyJI6IN7Tu0eALEUJpoMtFGSr0BHAMQ&amp;s">
            <text:p>https://encrypted-tbn0.gstatic.com/images?q=tbn:ANd9GcSHM1tvTdEJGUvD7Aolv8dRDE4O-rVsyJI6IN7Tu0eALEUJpoMtFGSr0BHAM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WsD3tnX7WQfzV1ioFuk4HfTKQkJ7vRecnjEce3zNAV75ECP23TIYw9p9PkRQ&amp;s">
            <text:p>https://encrypted-tbn0.gstatic.com/images?q=tbn:ANd9GcQWsD3tnX7WQfzV1ioFuk4HfTKQkJ7vRecnjEce3zNAV75ECP23TIYw9p9PkR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TSXgLvqPwqNbcKrtt_ma2XgXVegbOI1ANSq6O_H1Rn0EVFzdhSZfqMnhCedQ&amp;s">
            <text:p>https://encrypted-tbn0.gstatic.com/images?q=tbn:ANd9GcTSXgLvqPwqNbcKrtt_ma2XgXVegbOI1ANSq6O_H1Rn0EVFzdhSZfqMnhCed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-2Tv6uDUdTe_Cr-7bOh7Drr01kVym0xxf-3dHmsc8Kf62QytmTbRxHTd13Q&amp;s">
            <text:p>https://encrypted-tbn0.gstatic.com/images?q=tbn:ANd9GcQ-2Tv6uDUdTe_Cr-7bOh7Drr01kVym0xxf-3dHmsc8Kf62QytmTbRxHTd13Q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QJienKZkHmWYygwgO-KjGafM4iG9cM7wseFsKMeMypry97HsY_7K1QEuridw&amp;s">
            <text:p>https://encrypted-tbn0.gstatic.com/images?q=tbn:ANd9GcQJienKZkHmWYygwgO-KjGafM4iG9cM7wseFsKMeMypry97HsY_7K1QEuridw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RMYfAl3EMMtCg9nXhC8YMuOBu1n0S9tMpuXFKjMLF4HUI4TxTd3b9mc0i76WM&amp;s">
            <text:p>https://encrypted-tbn0.gstatic.com/images?q=tbn:ANd9GcRMYfAl3EMMtCg9nXhC8YMuOBu1n0S9tMpuXFKjMLF4HUI4TxTd3b9mc0i76WM&amp;s</text:p>
          </table:table-cell>
        </table:table-row>
        <table:table-row>
          <table:table-cell office:value-type="string" office:string-value="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 office:value-type="string" office:string-value="https://encrypted-tbn0.gstatic.com/images?q=tbn:ANd9GcS3BwYr98rZSSgGtOODybzGFs8PGHHdO2UIC906ugg3tkUmjAQgj9qMSVJtXNA&amp;s">
            <text:p>https://encrypted-tbn0.gstatic.com/images?q=tbn:ANd9GcS3BwYr98rZSSgGtOODybzGFs8PGHHdO2UIC906ugg3tkUmjAQgj9qMSVJtXNA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m4nQy02or0mBPYdXuMZeBaVEQXcN-NNbM7lS8cbh84BluYRLTi7a1mLsPvBQ&amp;s">
            <text:p>https://encrypted-tbn0.gstatic.com/images?q=tbn:ANd9GcRm4nQy02or0mBPYdXuMZeBaVEQXcN-NNbM7lS8cbh84BluYRLTi7a1mLsPvBQ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FY9PlNF6WNXGbgnYfdQ27Zc7Q6-6B27uxY3IFdg3bGbX-ss5ET5y5Dkr6_1o&amp;s">
            <text:p>https://encrypted-tbn0.gstatic.com/images?q=tbn:ANd9GcQFY9PlNF6WNXGbgnYfdQ27Zc7Q6-6B27uxY3IFdg3bGbX-ss5ET5y5Dkr6_1o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8C-l0dD2jLx00FLVpzPcAMMwMB5pvsikcQKEzoehUWhCnzzWw1B4iLeOwXw&amp;s">
            <text:p>https://encrypted-tbn0.gstatic.com/images?q=tbn:ANd9GcR8C-l0dD2jLx00FLVpzPcAMMwMB5pvsikcQKEzoehUWhCnzzWw1B4iLeOwXw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T7xX-sPMu3ancaF5QTY4N7NPpM03VUv7XH3NSqZugCEl4b6iEGUqmR7iuO7Q&amp;s">
            <text:p>https://encrypted-tbn0.gstatic.com/images?q=tbn:ANd9GcT7xX-sPMu3ancaF5QTY4N7NPpM03VUv7XH3NSqZugCEl4b6iEGUqmR7iuO7Q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SD0p5L9y_2aX9dcS-wSu1KDPLk2fl7c4T04vwBLd-JRJw0Of4cqS68hfa2Peg&amp;s">
            <text:p>https://encrypted-tbn0.gstatic.com/images?q=tbn:ANd9GcSD0p5L9y_2aX9dcS-wSu1KDPLk2fl7c4T04vwBLd-JRJw0Of4cqS68hfa2Peg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SIjWSyKBSyA3vt5zXtNDqmjpn6OMlVLWbxcd3GnZWuIaiuADWZMz2PGsbU8g&amp;s">
            <text:p>https://encrypted-tbn0.gstatic.com/images?q=tbn:ANd9GcQSIjWSyKBSyA3vt5zXtNDqmjpn6OMlVLWbxcd3GnZWuIaiuADWZMz2PGsbU8g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T_tgjaIDvO2gXkgtdELpP-50Yl5ajEdsHtQcFCArnBOK3wyR6MOnQHvlnoA&amp;s">
            <text:p>https://encrypted-tbn0.gstatic.com/images?q=tbn:ANd9GcRT_tgjaIDvO2gXkgtdELpP-50Yl5ajEdsHtQcFCArnBOK3wyR6MOnQHvlnoA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Tqsykmtf1VEPbvndR-oJ_LysfM0K1wA664A57Km58IYlmdOE34NzTS7vwbWlc&amp;s">
            <text:p>https://encrypted-tbn0.gstatic.com/images?q=tbn:ANd9GcTqsykmtf1VEPbvndR-oJ_LysfM0K1wA664A57Km58IYlmdOE34NzTS7vwbWlc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z9gH0pJbXQMH68X2wikxiNSrMRrfzedUrK2qV_U-PLr5F6G5WWmGzfkWKNbM&amp;s">
            <text:p>https://encrypted-tbn0.gstatic.com/images?q=tbn:ANd9GcQz9gH0pJbXQMH68X2wikxiNSrMRrfzedUrK2qV_U-PLr5F6G5WWmGzfkWKNbM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Xir95EK-PGFGb_lMd0t7Sbf8ir05fysBGMTpEjybqf6rQg3_lFepAHIxJRWY&amp;s">
            <text:p>https://encrypted-tbn0.gstatic.com/images?q=tbn:ANd9GcQXir95EK-PGFGb_lMd0t7Sbf8ir05fysBGMTpEjybqf6rQg3_lFepAHIxJRWY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JZr7d_8GAI8Qj1AgOxjxNOJFwZD4uKB9CJf7Cvod0gb7KFDx04lee43GF-Q&amp;s">
            <text:p>https://encrypted-tbn0.gstatic.com/images?q=tbn:ANd9GcQJZr7d_8GAI8Qj1AgOxjxNOJFwZD4uKB9CJf7Cvod0gb7KFDx04lee43GF-Q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S0OCucBj4c-SweXupH82Jji33ZBpV056f4dhXfUoh1uzX7Pyuk_5iox8Whng&amp;s">
            <text:p>https://encrypted-tbn0.gstatic.com/images?q=tbn:ANd9GcS0OCucBj4c-SweXupH82Jji33ZBpV056f4dhXfUoh1uzX7Pyuk_5iox8Whng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iaBNKoh-99fJPBklsaw_9OIip4N9umKsgRaqhu9S6DL9I7_z29mhiRsKLlh4&amp;s">
            <text:p>https://encrypted-tbn0.gstatic.com/images?q=tbn:ANd9GcRiaBNKoh-99fJPBklsaw_9OIip4N9umKsgRaqhu9S6DL9I7_z29mhiRsKLlh4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KAp1DFKyH09TGCsQTgR_mYTC920-F6GR-BI_6TIguhR0Fq2R1HsiXi0E86g&amp;s">
            <text:p>https://encrypted-tbn0.gstatic.com/images?q=tbn:ANd9GcRKAp1DFKyH09TGCsQTgR_mYTC920-F6GR-BI_6TIguhR0Fq2R1HsiXi0E86g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T-GOhsyNOp14jvsXiULGRT67LKhIW_Uuvr2wY9PtnXT9eTK8znuI8EolH4puU&amp;s">
            <text:p>https://encrypted-tbn0.gstatic.com/images?q=tbn:ANd9GcT-GOhsyNOp14jvsXiULGRT67LKhIW_Uuvr2wY9PtnXT9eTK8znuI8EolH4puU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Sy9gr-BHMTgH_MhYA1r7_WkjG49YPHzlnK07Jo3X094hTOXq8dXoCfmw5Nmkw&amp;s">
            <text:p>https://encrypted-tbn0.gstatic.com/images?q=tbn:ANd9GcSy9gr-BHMTgH_MhYA1r7_WkjG49YPHzlnK07Jo3X094hTOXq8dXoCfmw5Nmkw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SPMrCGSHxGy-Lv1FBjoDsaR0caoKRsi44O3XwhkezIP0cE7MkDIifKm4kecQ&amp;s">
            <text:p>https://encrypted-tbn0.gstatic.com/images?q=tbn:ANd9GcSPMrCGSHxGy-Lv1FBjoDsaR0caoKRsi44O3XwhkezIP0cE7MkDIifKm4kecQ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RlwkG-JYf7G5i6VM9noKbSoLOHD6YfOsy-1kpsxhd0Z0tzRWkug0Y9hzTdvss&amp;s">
            <text:p>https://encrypted-tbn0.gstatic.com/images?q=tbn:ANd9GcRlwkG-JYf7G5i6VM9noKbSoLOHD6YfOsy-1kpsxhd0Z0tzRWkug0Y9hzTdvss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QBSHZAek237vlGdzT0wb2u3XDah8l0QEoyYfeUZaZoFPlPXnYRaFUbydzdAA&amp;s">
            <text:p>https://encrypted-tbn0.gstatic.com/images?q=tbn:ANd9GcQBSHZAek237vlGdzT0wb2u3XDah8l0QEoyYfeUZaZoFPlPXnYRaFUbydzdAA&amp;s</text:p>
          </table:table-cell>
        </table:table-row>
        <table:table-row>
          <table:table-cell office:value-type="string" office:string-value="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 office:value-type="string" office:string-value="https://encrypted-tbn0.gstatic.com/images?q=tbn:ANd9GcTIV04NFaLYmpbVgdHjurlGixS4c_BXdjDIYYY4gtdSoo00p0tZBAdJ4i5VKw&amp;s">
            <text:p>https://encrypted-tbn0.gstatic.com/images?q=tbn:ANd9GcTIV04NFaLYmpbVgdHjurlGixS4c_BXdjDIYYY4gtdSoo00p0tZBAdJ4i5VKw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Kdd0wWj0lOzczPsTVL7nk_GeKSiVvJGoNBEhPYsN3OuEib8YzcbYTEnL11w&amp;s">
            <text:p>https://encrypted-tbn0.gstatic.com/images?q=tbn:ANd9GcTKdd0wWj0lOzczPsTVL7nk_GeKSiVvJGoNBEhPYsN3OuEib8YzcbYTEnL11w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RZBpPLGUL15Y1Ze-GtCjSZ26YIa_7f4Hz71GEunuSZDinTbL_tXliUpQns-A&amp;s">
            <text:p>https://encrypted-tbn0.gstatic.com/images?q=tbn:ANd9GcRZBpPLGUL15Y1Ze-GtCjSZ26YIa_7f4Hz71GEunuSZDinTbL_tXliUpQns-A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QEDZysN_psPWOPWl2Xid0QL43iaZDopvWNisnKzXVHSKOIQqE-jTCICueSRYU&amp;s">
            <text:p>https://encrypted-tbn0.gstatic.com/images?q=tbn:ANd9GcQEDZysN_psPWOPWl2Xid0QL43iaZDopvWNisnKzXVHSKOIQqE-jTCICueSRYU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I4sgsKRdhr45MQg2Fn6bWzvqfyjhCFxiqqIgLY--63THOXbFXXMlibjZZv5s&amp;s">
            <text:p>https://encrypted-tbn0.gstatic.com/images?q=tbn:ANd9GcTI4sgsKRdhr45MQg2Fn6bWzvqfyjhCFxiqqIgLY--63THOXbFXXMlibjZZv5s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RNBW3bB5XkD183bo5z7iL27cdiY7bMfFAS_wVDmBgp3Ap_oTcwTbjRIZGR6D0&amp;s">
            <text:p>https://encrypted-tbn0.gstatic.com/images?q=tbn:ANd9GcRNBW3bB5XkD183bo5z7iL27cdiY7bMfFAS_wVDmBgp3Ap_oTcwTbjRIZGR6D0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Rbqq0wkRQ5Ps-w1drnZk1gxFB9OA4XZaNmY3zofR1gJ5nAz_QEYJvJjnt9jOQ&amp;s">
            <text:p>https://encrypted-tbn0.gstatic.com/images?q=tbn:ANd9GcRbqq0wkRQ5Ps-w1drnZk1gxFB9OA4XZaNmY3zofR1gJ5nAz_QEYJvJjnt9jOQ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kl9ELY6vGk9eTxN9Tgrwaeun6xXi6C8Cxh6rBrvd4RDq4IleNYfFc4tB6EQ&amp;s">
            <text:p>https://encrypted-tbn0.gstatic.com/images?q=tbn:ANd9GcSkl9ELY6vGk9eTxN9Tgrwaeun6xXi6C8Cxh6rBrvd4RDq4IleNYfFc4tB6EQ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sADmfk4GHXYqlHyl-rEpyJxkU0vtdm-j7kujQ95UjlJD4axpJScppzRmOEw&amp;s">
            <text:p>https://encrypted-tbn0.gstatic.com/images?q=tbn:ANd9GcSsADmfk4GHXYqlHyl-rEpyJxkU0vtdm-j7kujQ95UjlJD4axpJScppzRmOEw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WPIA1fesrGvBhjmolQ6GqMBfROztIeidRm2VNu7i-gjSTJzjeZR3FHJVw048&amp;s">
            <text:p>https://encrypted-tbn0.gstatic.com/images?q=tbn:ANd9GcTWPIA1fesrGvBhjmolQ6GqMBfROztIeidRm2VNu7i-gjSTJzjeZR3FHJVw048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XPscMb8tGNT-i7fOhLZcr19HzK0n1Pb6HN1QmYovCVnWHdfVN5uXCfmddlA&amp;s">
            <text:p>https://encrypted-tbn0.gstatic.com/images?q=tbn:ANd9GcTXPscMb8tGNT-i7fOhLZcr19HzK0n1Pb6HN1QmYovCVnWHdfVN5uXCfmddlA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Uz-7IDKujluKrEUwv1IWmazGhaywjA89shiWP32mDCr9swF0UwugR7Lokn34&amp;s">
            <text:p>https://encrypted-tbn0.gstatic.com/images?q=tbn:ANd9GcSUz-7IDKujluKrEUwv1IWmazGhaywjA89shiWP32mDCr9swF0UwugR7Lokn34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ZoI8LhDAi-i_SCo0YSvVJJRES-JuzK2rxGknEw-YYTLE-PrXXj7K6XMP4bb8&amp;s">
            <text:p>https://encrypted-tbn0.gstatic.com/images?q=tbn:ANd9GcTZoI8LhDAi-i_SCo0YSvVJJRES-JuzK2rxGknEw-YYTLE-PrXXj7K6XMP4bb8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QQgjkHSN5TEk4QWX8Tqcc2uGXf7w948G8h4ZLcbEnXJ9mJwKr4_DyP1Ipr2WA&amp;s">
            <text:p>https://encrypted-tbn0.gstatic.com/images?q=tbn:ANd9GcQQgjkHSN5TEk4QWX8Tqcc2uGXf7w948G8h4ZLcbEnXJ9mJwKr4_DyP1Ipr2WA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QDom3N3p3mOgMkevjLdgGuNz52lAvh6EUbhGidDGt6FgI2iCMbJQcjXXw78Q&amp;s">
            <text:p>https://encrypted-tbn0.gstatic.com/images?q=tbn:ANd9GcQDom3N3p3mOgMkevjLdgGuNz52lAvh6EUbhGidDGt6FgI2iCMbJQcjXXw78Q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lKHjGnx6_GXV7T8QhKsbxaAhEruajCpdr1pYKkTUwUQ8dUQTNgXhkVfAl4mY&amp;s">
            <text:p>https://encrypted-tbn0.gstatic.com/images?q=tbn:ANd9GcSlKHjGnx6_GXV7T8QhKsbxaAhEruajCpdr1pYKkTUwUQ8dUQTNgXhkVfAl4mY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zr_4_Yj7AyPeZjusrIGPS7Dme_gTR9OPhcgxnpgVvPSsBQPtI5G9fPPNcig&amp;s">
            <text:p>https://encrypted-tbn0.gstatic.com/images?q=tbn:ANd9GcSzr_4_Yj7AyPeZjusrIGPS7Dme_gTR9OPhcgxnpgVvPSsBQPtI5G9fPPNcig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i7OyCP_pzDhRhr39ipeAAXXJYwDdE0frmloDVX8YrHZ-6PRCGHLmbQ2JyJw&amp;s">
            <text:p>https://encrypted-tbn0.gstatic.com/images?q=tbn:ANd9GcTi7OyCP_pzDhRhr39ipeAAXXJYwDdE0frmloDVX8YrHZ-6PRCGHLmbQ2JyJw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RPJ_rcHo37Hp-ESLN0W96MmlrUVLYVbwRNDewZXmjbJF4eLDib4hhKD9Wdu4M&amp;s">
            <text:p>https://encrypted-tbn0.gstatic.com/images?q=tbn:ANd9GcRPJ_rcHo37Hp-ESLN0W96MmlrUVLYVbwRNDewZXmjbJF4eLDib4hhKD9Wdu4M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SH7oVDIEEy2GfvMFCa1RcD9CjS_zN1idgcw8TWGBbfEluHUzlN1iyX4wfH6FI&amp;s">
            <text:p>https://encrypted-tbn0.gstatic.com/images?q=tbn:ANd9GcSH7oVDIEEy2GfvMFCa1RcD9CjS_zN1idgcw8TWGBbfEluHUzlN1iyX4wfH6FI&amp;s</text:p>
          </table:table-cell>
        </table:table-row>
        <table:table-row>
          <table:table-cell office:value-type="string" office:string-value="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 office:value-type="string" office:string-value="https://encrypted-tbn0.gstatic.com/images?q=tbn:ANd9GcTA-D2MaYCV8C5fSQqLNxre-vUeUNW3Wh5Wj3mkmQfb8Cc4EJIhVmVpMEbYPA&amp;s">
            <text:p>https://encrypted-tbn0.gstatic.com/images?q=tbn:ANd9GcTA-D2MaYCV8C5fSQqLNxre-vUeUNW3Wh5Wj3mkmQfb8Cc4EJIhVmVpMEbYP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QzoQLLz5FofMD05k_rSkXSuGBtxeCSF4c8NLwA4w0QCtPcvKlqBKuBnDugfg&amp;s">
            <text:p>https://encrypted-tbn0.gstatic.com/images?q=tbn:ANd9GcQzoQLLz5FofMD05k_rSkXSuGBtxeCSF4c8NLwA4w0QCtPcvKlqBKuBnDugfg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4KLH7xJMhEedqgYzeKddc9fm6GLgiD_BQ_7E4mqjcdrZMc12dSQ3h2g8FaA&amp;s">
            <text:p>https://encrypted-tbn0.gstatic.com/images?q=tbn:ANd9GcS4KLH7xJMhEedqgYzeKddc9fm6GLgiD_BQ_7E4mqjcdrZMc12dSQ3h2g8Fa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yZ-43csaWRL8DJJHqLDJ9tOyS65uTOi47s8Cvu1KwWOxIZIVrKFktlIqUgw&amp;s">
            <text:p>https://encrypted-tbn0.gstatic.com/images?q=tbn:ANd9GcSyZ-43csaWRL8DJJHqLDJ9tOyS65uTOi47s8Cvu1KwWOxIZIVrKFktlIqUgw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R1LhgHPr0wHZMTuEDsJOgcHa8C939WVeiG5kpqIJ8iz1lMu3YexRG5KgSIbZk&amp;s">
            <text:p>https://encrypted-tbn0.gstatic.com/images?q=tbn:ANd9GcR1LhgHPr0wHZMTuEDsJOgcHa8C939WVeiG5kpqIJ8iz1lMu3YexRG5KgSIbZk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YyBFZ4txK88DoID7_fQ1Pbkf9f9kSKEzskoFaoccWOe2dp2HnmlabpoM8x2E&amp;s">
            <text:p>https://encrypted-tbn0.gstatic.com/images?q=tbn:ANd9GcTYyBFZ4txK88DoID7_fQ1Pbkf9f9kSKEzskoFaoccWOe2dp2HnmlabpoM8x2E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ujKYPcK36GM8VktaNLQnjsNZCte-8SpMbfnYCnT-ZFGk_SyeSKVqpJgwhyg&amp;s">
            <text:p>https://encrypted-tbn0.gstatic.com/images?q=tbn:ANd9GcTujKYPcK36GM8VktaNLQnjsNZCte-8SpMbfnYCnT-ZFGk_SyeSKVqpJgwhyg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QJ11Pv0Buf4ejAw5WfTljmG_Os3qaMxIfStF25Ih6xJTws3bHk-53MvO4bRqA&amp;s">
            <text:p>https://encrypted-tbn0.gstatic.com/images?q=tbn:ANd9GcQJ11Pv0Buf4ejAw5WfTljmG_Os3qaMxIfStF25Ih6xJTws3bHk-53MvO4bRq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5iYtscjxLMPjUft2uVu0KBj4bWDChZwtXHZPAddZAojsT5xYDMQqCs0fqMF4&amp;s">
            <text:p>https://encrypted-tbn0.gstatic.com/images?q=tbn:ANd9GcT5iYtscjxLMPjUft2uVu0KBj4bWDChZwtXHZPAddZAojsT5xYDMQqCs0fqMF4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RXUbuwDIUoQFSUDVdViC4iLozjwVj_NI9jN6HyW8Lu1FMvu6j8awTZBZfV4Q&amp;s">
            <text:p>https://encrypted-tbn0.gstatic.com/images?q=tbn:ANd9GcRXUbuwDIUoQFSUDVdViC4iLozjwVj_NI9jN6HyW8Lu1FMvu6j8awTZBZfV4Q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Qp11oeaUediTnhz27gngl_trxhN30Ujs4kUBPWu8hYPernNjQYowNAZbBFqqo&amp;s">
            <text:p>https://encrypted-tbn0.gstatic.com/images?q=tbn:ANd9GcQp11oeaUediTnhz27gngl_trxhN30Ujs4kUBPWu8hYPernNjQYowNAZbBFqqo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chO-2RFz8AhzEhGYcyP3wAGX6XK9CW6GSwLtmjy281c3FxZQBazNlMCBSaqA&amp;s">
            <text:p>https://encrypted-tbn0.gstatic.com/images?q=tbn:ANd9GcSchO-2RFz8AhzEhGYcyP3wAGX6XK9CW6GSwLtmjy281c3FxZQBazNlMCBSaq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RBdd_m-OeERl-CwbvjfKv2rWv7tiW7tl5dWA-IPAwPpQndUX46EtPHFUqKCnY&amp;s">
            <text:p>https://encrypted-tbn0.gstatic.com/images?q=tbn:ANd9GcRBdd_m-OeERl-CwbvjfKv2rWv7tiW7tl5dWA-IPAwPpQndUX46EtPHFUqKCnY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yZlqXgP8XBegPC3Ldhn-WKNePkw9LSvmAxGOmnbwTS3dOse8sYOodSU6VRw&amp;s">
            <text:p>https://encrypted-tbn0.gstatic.com/images?q=tbn:ANd9GcTyZlqXgP8XBegPC3Ldhn-WKNePkw9LSvmAxGOmnbwTS3dOse8sYOodSU6VRw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QxtkvkI4ExMRvDWy1N3nzqvbhdX-pe4SFCJJBhBr8XU-GyKNPfCX-cSxnQdA&amp;s">
            <text:p>https://encrypted-tbn0.gstatic.com/images?q=tbn:ANd9GcQxtkvkI4ExMRvDWy1N3nzqvbhdX-pe4SFCJJBhBr8XU-GyKNPfCX-cSxnQd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WzEQIZ2q3Mo2QGTqV9W6951_807MNX72BDATQiawrPTnBI60QveQlr0cwTIE&amp;s">
            <text:p>https://encrypted-tbn0.gstatic.com/images?q=tbn:ANd9GcTWzEQIZ2q3Mo2QGTqV9W6951_807MNX72BDATQiawrPTnBI60QveQlr0cwTIE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T0p1UGJNpbICEzNfMkR5vLP-4nUGPsAdKns6s-RX_B5baEeLLyZorqkRNkDA&amp;s">
            <text:p>https://encrypted-tbn0.gstatic.com/images?q=tbn:ANd9GcT0p1UGJNpbICEzNfMkR5vLP-4nUGPsAdKns6s-RX_B5baEeLLyZorqkRNkDA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UfdaZYQUJSrw3qBZd6kpNXa4sOlCgCsgaUTCZwOSknAeklT75crsZRu9SZBU&amp;s">
            <text:p>https://encrypted-tbn0.gstatic.com/images?q=tbn:ANd9GcSUfdaZYQUJSrw3qBZd6kpNXa4sOlCgCsgaUTCZwOSknAeklT75crsZRu9SZBU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QuaPTR5wwppwhsxRwmiiwOzbrjuk7eGHfmzxqIlAx42ZhnIg6qzWUYqIhLP78&amp;s">
            <text:p>https://encrypted-tbn0.gstatic.com/images?q=tbn:ANd9GcQuaPTR5wwppwhsxRwmiiwOzbrjuk7eGHfmzxqIlAx42ZhnIg6qzWUYqIhLP78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w3N8kcUhxKURlarJI2e4k7r5U437sp_MsF_lP0hBgOxoD8bD2-fB68nMm48c&amp;s">
            <text:p>https://encrypted-tbn0.gstatic.com/images?q=tbn:ANd9GcSw3N8kcUhxKURlarJI2e4k7r5U437sp_MsF_lP0hBgOxoD8bD2-fB68nMm48c&amp;s</text:p>
          </table:table-cell>
        </table:table-row>
        <table:table-row>
          <table:table-cell office:value-type="string" office:string-value="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 office:value-type="string" office:string-value="https://encrypted-tbn0.gstatic.com/images?q=tbn:ANd9GcSudmSRDiKnVhKocZ4W2oEpto2eF1CDbaH2Cy9SO7pTo-fhHAE0hdYkASwFkTM&amp;s">
            <text:p>https://encrypted-tbn0.gstatic.com/images?q=tbn:ANd9GcSudmSRDiKnVhKocZ4W2oEpto2eF1CDbaH2Cy9SO7pTo-fhHAE0hdYkASwFkTM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R1LhgHPr0wHZMTuEDsJOgcHa8C939WVeiG5kpqIJ8iz1lMu3YexRG5KgSIbZk&amp;s">
            <text:p>https://encrypted-tbn0.gstatic.com/images?q=tbn:ANd9GcR1LhgHPr0wHZMTuEDsJOgcHa8C939WVeiG5kpqIJ8iz1lMu3YexRG5KgSIbZk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CbAW5RtyfxUOV3NV-L6DY_MuXIMTkDxkbXTezRTCPaVJX8E9gyB0z7Yobtw&amp;s">
            <text:p>https://encrypted-tbn0.gstatic.com/images?q=tbn:ANd9GcQCbAW5RtyfxUOV3NV-L6DY_MuXIMTkDxkbXTezRTCPaVJX8E9gyB0z7Yobtw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ul-d1pHTYAkLNsa9Y6mCQ2ZpOFLqURlwPmWZb4mB0-6dL0e5GG1tOvp-0Pzg&amp;s">
            <text:p>https://encrypted-tbn0.gstatic.com/images?q=tbn:ANd9GcTul-d1pHTYAkLNsa9Y6mCQ2ZpOFLqURlwPmWZb4mB0-6dL0e5GG1tOvp-0Pzg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CYRrzX6uxVYAxA73Cw955v9ECqnI3-4PawfnFjWgfX6kAnWe5QFCyNzyHRsA&amp;s">
            <text:p>https://encrypted-tbn0.gstatic.com/images?q=tbn:ANd9GcTCYRrzX6uxVYAxA73Cw955v9ECqnI3-4PawfnFjWgfX6kAnWe5QFCyNzyHRsA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rgKILdcy6DNQ1nhbt53u6mGc9Ayj_tza6N6rRY55ovch9ooCe5p_G6vCrJA&amp;s">
            <text:p>https://encrypted-tbn0.gstatic.com/images?q=tbn:ANd9GcQrgKILdcy6DNQ1nhbt53u6mGc9Ayj_tza6N6rRY55ovch9ooCe5p_G6vCrJA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RWNpRDsRY7ArT2-z9A3pzqIvJVydL4ObwPjJa-ZL89TXP7HwzezqGNP3Cthg&amp;s">
            <text:p>https://encrypted-tbn0.gstatic.com/images?q=tbn:ANd9GcRWNpRDsRY7ArT2-z9A3pzqIvJVydL4ObwPjJa-ZL89TXP7HwzezqGNP3Cthg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JJGjhGsPiHFhirdpOLhzZ6QakN1POFIuNIC4OCgKzYQYini7sPAq6o9Ai9A&amp;s">
            <text:p>https://encrypted-tbn0.gstatic.com/images?q=tbn:ANd9GcQJJGjhGsPiHFhirdpOLhzZ6QakN1POFIuNIC4OCgKzYQYini7sPAq6o9Ai9A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SRgvMNi3nFlfWzn1px-uAO7HqXbp5TiVbbUKPUJXX9qZdeXqZjx8Rk54StFR4&amp;s">
            <text:p>https://encrypted-tbn0.gstatic.com/images?q=tbn:ANd9GcSRgvMNi3nFlfWzn1px-uAO7HqXbp5TiVbbUKPUJXX9qZdeXqZjx8Rk54StFR4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SLQfiSR9ZXjKcx6OMx6uetxf2qWoQPheVqGxIC4gWk4GduH7FOSIURuUKJCh8&amp;s">
            <text:p>https://encrypted-tbn0.gstatic.com/images?q=tbn:ANd9GcSLQfiSR9ZXjKcx6OMx6uetxf2qWoQPheVqGxIC4gWk4GduH7FOSIURuUKJCh8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RlKu-4TdtpYXX8Tv_VKktCQaiT_1EvWlKWMsvjyc7He0ZzOQ0AY5FkqNtoVw&amp;s">
            <text:p>https://encrypted-tbn0.gstatic.com/images?q=tbn:ANd9GcRlKu-4TdtpYXX8Tv_VKktCQaiT_1EvWlKWMsvjyc7He0ZzOQ0AY5FkqNtoVw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cn33ppmU_mX4MC1iVM34k4P7XxSponzwnCL3lmGrqnbLEbFjW7ZAu0LUxlg&amp;s">
            <text:p>https://encrypted-tbn0.gstatic.com/images?q=tbn:ANd9GcTcn33ppmU_mX4MC1iVM34k4P7XxSponzwnCL3lmGrqnbLEbFjW7ZAu0LUxlg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WhhRtgtXw4ySN5qX1mDxYXx6FPho0FiNsnOHlcvdxHIpzuJ4SHk2BFucK4Q&amp;s">
            <text:p>https://encrypted-tbn0.gstatic.com/images?q=tbn:ANd9GcTWhhRtgtXw4ySN5qX1mDxYXx6FPho0FiNsnOHlcvdxHIpzuJ4SHk2BFucK4Q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SC4DqJSFPA2tH6c0mljRJvL9OvWqNkDfI8eUuuFYW8RCKWQub0RT6UHxxIQXM&amp;s">
            <text:p>https://encrypted-tbn0.gstatic.com/images?q=tbn:ANd9GcSC4DqJSFPA2tH6c0mljRJvL9OvWqNkDfI8eUuuFYW8RCKWQub0RT6UHxxIQXM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3ZhPLpEaJT7S-G0VNQQ8d9mntSUXF91uzUKp0om1khvoDo1lT-XGVPyT3Hw&amp;s">
            <text:p>https://encrypted-tbn0.gstatic.com/images?q=tbn:ANd9GcQ3ZhPLpEaJT7S-G0VNQQ8d9mntSUXF91uzUKp0om1khvoDo1lT-XGVPyT3Hw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H4cccsHMqkbrRItMfHcmVVFwvfYJ5sR_TjKPT8IL80-cY7VobJechhfOsHw&amp;s">
            <text:p>https://encrypted-tbn0.gstatic.com/images?q=tbn:ANd9GcQH4cccsHMqkbrRItMfHcmVVFwvfYJ5sR_TjKPT8IL80-cY7VobJechhfOsHw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2Bh_BcxuS_g6fPb5T1IRDxqJ0v2z3MUMQHQr84wtSli3TT1JPDogTDTvDfhY&amp;s">
            <text:p>https://encrypted-tbn0.gstatic.com/images?q=tbn:ANd9GcT2Bh_BcxuS_g6fPb5T1IRDxqJ0v2z3MUMQHQr84wtSli3TT1JPDogTDTvDfhY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x2dDZDmrn3zeJpLpemoNCtx78GHNNvIR4MyKcC25raEPaDka4T-S3btBc0Q&amp;s">
            <text:p>https://encrypted-tbn0.gstatic.com/images?q=tbn:ANd9GcTx2dDZDmrn3zeJpLpemoNCtx78GHNNvIR4MyKcC25raEPaDka4T-S3btBc0Q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Tn1fIKeGlZ3ObYW9aYBFMfkexqFeMjXS431jKZAXOLjG1sg2PT9XlhnHcIpg&amp;s">
            <text:p>https://encrypted-tbn0.gstatic.com/images?q=tbn:ANd9GcTn1fIKeGlZ3ObYW9aYBFMfkexqFeMjXS431jKZAXOLjG1sg2PT9XlhnHcIpg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Q4vwlTzm0RbGqLuIaMhHJKpKV8KaW4SR9u_b-D9K0IEMbJhvv0WtGf1UmdA64&amp;s">
            <text:p>https://encrypted-tbn0.gstatic.com/images?q=tbn:ANd9GcQ4vwlTzm0RbGqLuIaMhHJKpKV8KaW4SR9u_b-D9K0IEMbJhvv0WtGf1UmdA64&amp;s</text:p>
          </table:table-cell>
        </table:table-row>
        <table:table-row>
          <table:table-cell office:value-type="string" office:string-value="https://www.google.com/search?q=massage+receipt+example&amp;tbm=isch&amp;rlz=1C1GCEU_en-GBIN1089IN1090&amp;hl=en&amp;sa=X&amp;ved=2ahUKEwjwvKrVnb6EAxWRhmMGHQtGDKsQrNwCKAB6BQgBEIsB&amp;biw=1349&amp;bih=633">
            <text:p>https://www.google.com/search?q=massage+receipt+example&amp;tbm=isch&amp;rlz=1C1GCEU_en-GBIN1089IN1090&amp;hl=en&amp;sa=X&amp;ved=2ahUKEwjwvKrVnb6EAxWRhmMGHQtGDKsQrNwCKAB6BQgBEIsB&amp;biw=1349&amp;bih=633</text:p>
          </table:table-cell>
          <table:table-cell office:value-type="string" office:string-value="https://encrypted-tbn0.gstatic.com/images?q=tbn:ANd9GcS8F12BxTs8ohUEukvmmmJ0fuH_JkkRHMqXb5xlxTUy045RPr99HULyGy5cRg&amp;s">
            <text:p>https://encrypted-tbn0.gstatic.com/images?q=tbn:ANd9GcS8F12BxTs8ohUEukvmmmJ0fuH_JkkRHMqXb5xlxTUy045RPr99HULyGy5cRg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R1LhgHPr0wHZMTuEDsJOgcHa8C939WVeiG5kpqIJ8iz1lMu3YexRG5KgSIbZk&amp;s">
            <text:p>https://encrypted-tbn0.gstatic.com/images?q=tbn:ANd9GcR1LhgHPr0wHZMTuEDsJOgcHa8C939WVeiG5kpqIJ8iz1lMu3YexRG5KgSIbZk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Tul-d1pHTYAkLNsa9Y6mCQ2ZpOFLqURlwPmWZb4mB0-6dL0e5GG1tOvp-0Pzg&amp;s">
            <text:p>https://encrypted-tbn0.gstatic.com/images?q=tbn:ANd9GcTul-d1pHTYAkLNsa9Y6mCQ2ZpOFLqURlwPmWZb4mB0-6dL0e5GG1tOvp-0Pzg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CbAW5RtyfxUOV3NV-L6DY_MuXIMTkDxkbXTezRTCPaVJX8E9gyB0z7Yobtw&amp;s">
            <text:p>https://encrypted-tbn0.gstatic.com/images?q=tbn:ANd9GcQCbAW5RtyfxUOV3NV-L6DY_MuXIMTkDxkbXTezRTCPaVJX8E9gyB0z7Yobtw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hXuMuQHTeDQboMr39cUarxOQPLSeWZIM5q3IMHKnPN-hfGTMzovmt7wsv8Q8&amp;s">
            <text:p>https://encrypted-tbn0.gstatic.com/images?q=tbn:ANd9GcQhXuMuQHTeDQboMr39cUarxOQPLSeWZIM5q3IMHKnPN-hfGTMzovmt7wsv8Q8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TCYRrzX6uxVYAxA73Cw955v9ECqnI3-4PawfnFjWgfX6kAnWe5QFCyNzyHRsA&amp;s">
            <text:p>https://encrypted-tbn0.gstatic.com/images?q=tbn:ANd9GcTCYRrzX6uxVYAxA73Cw955v9ECqnI3-4PawfnFjWgfX6kAnWe5QFCyNzyHRsA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R8F6HRctp10Z9iOSBD3HCz4ECJY34jQAKMsnq5tKdfXRNymlc9dv0TrtEhG8Y&amp;s">
            <text:p>https://encrypted-tbn0.gstatic.com/images?q=tbn:ANd9GcR8F6HRctp10Z9iOSBD3HCz4ECJY34jQAKMsnq5tKdfXRNymlc9dv0TrtEhG8Y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SLQfiSR9ZXjKcx6OMx6uetxf2qWoQPheVqGxIC4gWk4GduH7FOSIURuUKJCh8&amp;s">
            <text:p>https://encrypted-tbn0.gstatic.com/images?q=tbn:ANd9GcSLQfiSR9ZXjKcx6OMx6uetxf2qWoQPheVqGxIC4gWk4GduH7FOSIURuUKJCh8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JJGjhGsPiHFhirdpOLhzZ6QakN1POFIuNIC4OCgKzYQYini7sPAq6o9Ai9A&amp;s">
            <text:p>https://encrypted-tbn0.gstatic.com/images?q=tbn:ANd9GcQJJGjhGsPiHFhirdpOLhzZ6QakN1POFIuNIC4OCgKzYQYini7sPAq6o9Ai9A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RlKu-4TdtpYXX8Tv_VKktCQaiT_1EvWlKWMsvjyc7He0ZzOQ0AY5FkqNtoVw&amp;s">
            <text:p>https://encrypted-tbn0.gstatic.com/images?q=tbn:ANd9GcRlKu-4TdtpYXX8Tv_VKktCQaiT_1EvWlKWMsvjyc7He0ZzOQ0AY5FkqNtoVw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RWNpRDsRY7ArT2-z9A3pzqIvJVydL4ObwPjJa-ZL89TXP7HwzezqGNP3Cthg&amp;s">
            <text:p>https://encrypted-tbn0.gstatic.com/images?q=tbn:ANd9GcRWNpRDsRY7ArT2-z9A3pzqIvJVydL4ObwPjJa-ZL89TXP7HwzezqGNP3Cthg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4vwlTzm0RbGqLuIaMhHJKpKV8KaW4SR9u_b-D9K0IEMbJhvv0WtGf1UmdA64&amp;s">
            <text:p>https://encrypted-tbn0.gstatic.com/images?q=tbn:ANd9GcQ4vwlTzm0RbGqLuIaMhHJKpKV8KaW4SR9u_b-D9K0IEMbJhvv0WtGf1UmdA64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TPaNQ5BPzIWFOk3V1XoTycm1jJiPZIOkUGjzgEtLucBsIMT6dVYh6bWSYT5A&amp;s">
            <text:p>https://encrypted-tbn0.gstatic.com/images?q=tbn:ANd9GcTPaNQ5BPzIWFOk3V1XoTycm1jJiPZIOkUGjzgEtLucBsIMT6dVYh6bWSYT5A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Tx2dDZDmrn3zeJpLpemoNCtx78GHNNvIR4MyKcC25raEPaDka4T-S3btBc0Q&amp;s">
            <text:p>https://encrypted-tbn0.gstatic.com/images?q=tbn:ANd9GcTx2dDZDmrn3zeJpLpemoNCtx78GHNNvIR4MyKcC25raEPaDka4T-S3btBc0Q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S5zMX0iHj1IVS7sL95DCIkYBtoTZbn5o_SlwzHI3rZgrNtDbPlWx86_0tosw&amp;s">
            <text:p>https://encrypted-tbn0.gstatic.com/images?q=tbn:ANd9GcS5zMX0iHj1IVS7sL95DCIkYBtoTZbn5o_SlwzHI3rZgrNtDbPlWx86_0tosw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TWhhRtgtXw4ySN5qX1mDxYXx6FPho0FiNsnOHlcvdxHIpzuJ4SHk2BFucK4Q&amp;s">
            <text:p>https://encrypted-tbn0.gstatic.com/images?q=tbn:ANd9GcTWhhRtgtXw4ySN5qX1mDxYXx6FPho0FiNsnOHlcvdxHIpzuJ4SHk2BFucK4Q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SaFc-fbQaAR_Ujv-BYRt0bV__f_UBgubOSfuoHvzQZweCj7ODAKDedMG4RNWU&amp;s">
            <text:p>https://encrypted-tbn0.gstatic.com/images?q=tbn:ANd9GcSaFc-fbQaAR_Ujv-BYRt0bV__f_UBgubOSfuoHvzQZweCj7ODAKDedMG4RNWU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3ZhPLpEaJT7S-G0VNQQ8d9mntSUXF91uzUKp0om1khvoDo1lT-XGVPyT3Hw&amp;s">
            <text:p>https://encrypted-tbn0.gstatic.com/images?q=tbn:ANd9GcQ3ZhPLpEaJT7S-G0VNQQ8d9mntSUXF91uzUKp0om1khvoDo1lT-XGVPyT3Hw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SC4DqJSFPA2tH6c0mljRJvL9OvWqNkDfI8eUuuFYW8RCKWQub0RT6UHxxIQXM&amp;s">
            <text:p>https://encrypted-tbn0.gstatic.com/images?q=tbn:ANd9GcSC4DqJSFPA2tH6c0mljRJvL9OvWqNkDfI8eUuuFYW8RCKWQub0RT6UHxxIQXM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PfmDhOphB_favhJ6BuHxNOGrcmqv9Gi8GGTHO8g2x9hVVsHI_KwPCa0CoCLw&amp;s">
            <text:p>https://encrypted-tbn0.gstatic.com/images?q=tbn:ANd9GcQPfmDhOphB_favhJ6BuHxNOGrcmqv9Gi8GGTHO8g2x9hVVsHI_KwPCa0CoCLw&amp;s</text:p>
          </table:table-cell>
        </table:table-row>
        <table:table-row>
          <table:table-cell office:value-type="string" office:string-value="https://www.google.com/search?q=printable+massage+therapy+receipt+template&amp;tbm=isch&amp;rlz=1C1GCEU_en-GBIN1089IN1090&amp;hl=en&amp;sa=X&amp;ved=2ahUKEwjwvKrVnb6EAxWRhmMGHQtGDKsQrNwCKAB6BQgBEIcB&amp;biw=1349&amp;bih=633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 office:value-type="string" office:string-value="https://encrypted-tbn0.gstatic.com/images?q=tbn:ANd9GcQrgKILdcy6DNQ1nhbt53u6mGc9Ayj_tza6N6rRY55ovch9ooCe5p_G6vCrJA&amp;s">
            <text:p>https://encrypted-tbn0.gstatic.com/images?q=tbn:ANd9GcQrgKILdcy6DNQ1nhbt53u6mGc9Ayj_tza6N6rRY55ovch9ooCe5p_G6vCrJ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TusesLRswl9SS3yHopThbzlmsyPRLl97QjjeQBnQ67U8josIagi6-I1r-Nh34&amp;s">
            <text:p>https://encrypted-tbn0.gstatic.com/images?q=tbn:ANd9GcTusesLRswl9SS3yHopThbzlmsyPRLl97QjjeQBnQ67U8josIagi6-I1r-Nh34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RpeYYDx094M2nWuOtLULXVK13VCne842d4GBe_Z4SbOUTbj6CgTeI4turtDA&amp;s">
            <text:p>https://encrypted-tbn0.gstatic.com/images?q=tbn:ANd9GcRpeYYDx094M2nWuOtLULXVK13VCne842d4GBe_Z4SbOUTbj6CgTeI4turtD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QN_6zVHK5tqIJzMJBh58_Ohkui3Zcy5YGkQYGmEoc2MrRN2hrBOodOc2O5c60&amp;s">
            <text:p>https://encrypted-tbn0.gstatic.com/images?q=tbn:ANd9GcQN_6zVHK5tqIJzMJBh58_Ohkui3Zcy5YGkQYGmEoc2MrRN2hrBOodOc2O5c60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RE5zj3uxPsCdM3NrMI9HFLe5z4-5E4k0sR92O7fU4tg6BRpT4M0ZRsd8lSQwA&amp;s">
            <text:p>https://encrypted-tbn0.gstatic.com/images?q=tbn:ANd9GcRE5zj3uxPsCdM3NrMI9HFLe5z4-5E4k0sR92O7fU4tg6BRpT4M0ZRsd8lSQw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RuYqOlE3MHOEmPO7nkmknZunqC6NFUTm1KY3dS88vh7mDt-RJfaIJo3-Q9Yw&amp;s">
            <text:p>https://encrypted-tbn0.gstatic.com/images?q=tbn:ANd9GcRuYqOlE3MHOEmPO7nkmknZunqC6NFUTm1KY3dS88vh7mDt-RJfaIJo3-Q9Y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TrM42kUTxIrYCujZutkn9D7nggYI0YhpBXSqwvyeaZuTCgGYNHafoFCIL_R2w&amp;s">
            <text:p>https://encrypted-tbn0.gstatic.com/images?q=tbn:ANd9GcTrM42kUTxIrYCujZutkn9D7nggYI0YhpBXSqwvyeaZuTCgGYNHafoFCIL_R2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mMk2NCzYrOt-14znYOyMgbsOwGcNnYiDZH-oKV1-pJwhejoFMOUK826Eekw&amp;s">
            <text:p>https://encrypted-tbn0.gstatic.com/images?q=tbn:ANd9GcSmMk2NCzYrOt-14znYOyMgbsOwGcNnYiDZH-oKV1-pJwhejoFMOUK826Eek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RMWOZ2qzo9FYbUU37tBgv-tM--nb7LcmNo983in0hE25IOhEd0nUofuZvin7U&amp;s">
            <text:p>https://encrypted-tbn0.gstatic.com/images?q=tbn:ANd9GcRMWOZ2qzo9FYbUU37tBgv-tM--nb7LcmNo983in0hE25IOhEd0nUofuZvin7U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fL44x9QdKL8FhucQySfpThSni7tjWQkEHetLJ9SlVGsTf9zOW5DvfqPTGQds&amp;s">
            <text:p>https://encrypted-tbn0.gstatic.com/images?q=tbn:ANd9GcSfL44x9QdKL8FhucQySfpThSni7tjWQkEHetLJ9SlVGsTf9zOW5DvfqPTGQds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VY-pnVByRNNDks86V23dpmONU1We9iXaJF1Cx8FOx_u69k_A1afeBDgj6rw&amp;s">
            <text:p>https://encrypted-tbn0.gstatic.com/images?q=tbn:ANd9GcSVY-pnVByRNNDks86V23dpmONU1We9iXaJF1Cx8FOx_u69k_A1afeBDgj6r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RlVblOiLPQY9gUaPImuFj5vT2og-RZGZyr-b5wSrIgn-RpxjgYZw6cjL5LOn4&amp;s">
            <text:p>https://encrypted-tbn0.gstatic.com/images?q=tbn:ANd9GcRlVblOiLPQY9gUaPImuFj5vT2og-RZGZyr-b5wSrIgn-RpxjgYZw6cjL5LOn4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k4t3MfpBMEnVBJdC808iVHoqQJSdXzfcYHLlean0eMmmJUXO4wHW2JPjvYA&amp;s">
            <text:p>https://encrypted-tbn0.gstatic.com/images?q=tbn:ANd9GcSk4t3MfpBMEnVBJdC808iVHoqQJSdXzfcYHLlean0eMmmJUXO4wHW2JPjvY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ghk_FGu6_7lagjOznhoriRXnBAOe76V1S-EoDR3vwp32X6UmWH-wWao-5oA&amp;s">
            <text:p>https://encrypted-tbn0.gstatic.com/images?q=tbn:ANd9GcSghk_FGu6_7lagjOznhoriRXnBAOe76V1S-EoDR3vwp32X6UmWH-wWao-5o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QuhQuJ04rE9MNSjcD1NElg2Um5Ziq8ALSaz3ezrI2jxlY7Xjr4pTt8hjqBeTI&amp;s">
            <text:p>https://encrypted-tbn0.gstatic.com/images?q=tbn:ANd9GcQuhQuJ04rE9MNSjcD1NElg2Um5Ziq8ALSaz3ezrI2jxlY7Xjr4pTt8hjqBeTI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Tke2obRNZpSiHEmcflH7qfjEKndeYx6qvNRXqGPezsftEPgNwZF7y4XKqNKA&amp;s">
            <text:p>https://encrypted-tbn0.gstatic.com/images?q=tbn:ANd9GcTke2obRNZpSiHEmcflH7qfjEKndeYx6qvNRXqGPezsftEPgNwZF7y4XKqNKA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Ql0xuEK6tLmFC5wHOW3XcFatXoUDXUXLxw0OhO01FVCiH1i7qFO0BMlCWIH88&amp;s">
            <text:p>https://encrypted-tbn0.gstatic.com/images?q=tbn:ANd9GcQl0xuEK6tLmFC5wHOW3XcFatXoUDXUXLxw0OhO01FVCiH1i7qFO0BMlCWIH88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Fj_g950oYQ4Dk0TGi7Ndi6UVthE9jS8CEXJngpwShbAc59nuj-vAHRohN7g&amp;s">
            <text:p>https://encrypted-tbn0.gstatic.com/images?q=tbn:ANd9GcSFj_g950oYQ4Dk0TGi7Ndi6UVthE9jS8CEXJngpwShbAc59nuj-vAHRohN7g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Tgri3iaN7_QUMVnlPosp1QpR7K4PeeQEL5FtGBGkNmn47I6JtlJqoyH2AiPw&amp;s">
            <text:p>https://encrypted-tbn0.gstatic.com/images?q=tbn:ANd9GcTgri3iaN7_QUMVnlPosp1QpR7K4PeeQEL5FtGBGkNmn47I6JtlJqoyH2AiP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S8v5nOmOJ382KqZ6-1FYrcslfwe5SvKwcybAqKkX8pH-JaHJkDlEksI9c22w&amp;s">
            <text:p>https://encrypted-tbn0.gstatic.com/images?q=tbn:ANd9GcS8v5nOmOJ382KqZ6-1FYrcslfwe5SvKwcybAqKkX8pH-JaHJkDlEksI9c22w&amp;s</text:p>
          </table:table-cell>
        </table:table-row>
        <table:table-row>
          <table:table-cell office:value-type="string" office:string-value="https://www.google.com/search?q=transport+bill+book&amp;tbm=isch&amp;rlz=1C1GCEU_en-GBIN1089IN1090&amp;hl=en&amp;sa=X&amp;ved=2ahUKEwiL9daLnr6EAxXxaGwGHQh2AkQQrNwCKAB6BQgBEIsB&amp;biw=1349&amp;bih=633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 office:value-type="string" office:string-value="https://encrypted-tbn0.gstatic.com/images?q=tbn:ANd9GcTFbwNYq42Y4zK-nNZrTCPNeJor25bL_5klEdCR4O7g3ff78vA9vQKQPhlQ_bA&amp;s">
            <text:p>https://encrypted-tbn0.gstatic.com/images?q=tbn:ANd9GcTFbwNYq42Y4zK-nNZrTCPNeJor25bL_5klEdCR4O7g3ff78vA9vQKQPhlQ_bA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TlwiAVPywBfP5o7Lg-s7Iv5mlqtbRcDeLC8sWErKq97-G3fk7373bKAF2zh08&amp;s">
            <text:p>https://encrypted-tbn0.gstatic.com/images?q=tbn:ANd9GcTlwiAVPywBfP5o7Lg-s7Iv5mlqtbRcDeLC8sWErKq97-G3fk7373bKAF2zh08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TcmSbeNlKq8KC3xxy74DXczwK9snHkDa7JVpYrDH84lyCGDnVED4vzLZLgYw&amp;s">
            <text:p>https://encrypted-tbn0.gstatic.com/images?q=tbn:ANd9GcTcmSbeNlKq8KC3xxy74DXczwK9snHkDa7JVpYrDH84lyCGDnVED4vzLZLgY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p_Cwod7E3r9hbC_njVb3KOAQYHztxuyMWHLNS_NFvbArQqTvCQwkRVBb2Kg&amp;s">
            <text:p>https://encrypted-tbn0.gstatic.com/images?q=tbn:ANd9GcQp_Cwod7E3r9hbC_njVb3KOAQYHztxuyMWHLNS_NFvbArQqTvCQwkRVBb2Kg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HwjF9K7h4PZVnzMH9_RT6Y2pZpwz6Vxg116X2w1564yveJY6-YoFrS8ujH98&amp;s">
            <text:p>https://encrypted-tbn0.gstatic.com/images?q=tbn:ANd9GcSHwjF9K7h4PZVnzMH9_RT6Y2pZpwz6Vxg116X2w1564yveJY6-YoFrS8ujH98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TfwKwg4hQk0owKMWFJKX8qDEPzw4M6q-A5Cmz0QZ6QulZlHZWTE0zKGiQDC6c&amp;s">
            <text:p>https://encrypted-tbn0.gstatic.com/images?q=tbn:ANd9GcTfwKwg4hQk0owKMWFJKX8qDEPzw4M6q-A5Cmz0QZ6QulZlHZWTE0zKGiQDC6c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tXaM2wn7htX4rZlMvXcUc5mgRjIpJ6QyAcH7aBoUpULK_KYUjPex0sIiC938&amp;s">
            <text:p>https://encrypted-tbn0.gstatic.com/images?q=tbn:ANd9GcStXaM2wn7htX4rZlMvXcUc5mgRjIpJ6QyAcH7aBoUpULK_KYUjPex0sIiC938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y2QkKiMYXSdLp_oGAXZP0HbY_Eje8IMZXdKbPzpGaBAIcYAhNk3FhS-63gt4&amp;s">
            <text:p>https://encrypted-tbn0.gstatic.com/images?q=tbn:ANd9GcQy2QkKiMYXSdLp_oGAXZP0HbY_Eje8IMZXdKbPzpGaBAIcYAhNk3FhS-63gt4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b_3WnXbREEq13k-UYwWvL-8wYXkmh2bUbijjb9UZJf4G5G2gEztK8WfPJdwY&amp;s">
            <text:p>https://encrypted-tbn0.gstatic.com/images?q=tbn:ANd9GcQb_3WnXbREEq13k-UYwWvL-8wYXkmh2bUbijjb9UZJf4G5G2gEztK8WfPJdwY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R7ZIBHtIOZBaWez3QMXOPuW-gUsOYCbTt5WT9xqBOW18ssX1yC8TY13_b1Pw&amp;s">
            <text:p>https://encrypted-tbn0.gstatic.com/images?q=tbn:ANd9GcR7ZIBHtIOZBaWez3QMXOPuW-gUsOYCbTt5WT9xqBOW18ssX1yC8TY13_b1P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RI3nDJME-JM1mvbbYL51sYCwYegVUxieuVCCmhtv_9_cNfK_WkvU71zZ7ysA&amp;s">
            <text:p>https://encrypted-tbn0.gstatic.com/images?q=tbn:ANd9GcRI3nDJME-JM1mvbbYL51sYCwYegVUxieuVCCmhtv_9_cNfK_WkvU71zZ7ysA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_m1QRbUEqv2P-z5c8hvFGUXrBR6x1HUCh7_WX9Qrxor1BlykZcBw-d7lj-w&amp;s">
            <text:p>https://encrypted-tbn0.gstatic.com/images?q=tbn:ANd9GcQ_m1QRbUEqv2P-z5c8hvFGUXrBR6x1HUCh7_WX9Qrxor1BlykZcBw-d7lj-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PHX4eb0g6nScqWJZmoulEk3tImYp7noo2DmBuXRy6yaLuTylS8onzS1QLsw&amp;s">
            <text:p>https://encrypted-tbn0.gstatic.com/images?q=tbn:ANd9GcQPHX4eb0g6nScqWJZmoulEk3tImYp7noo2DmBuXRy6yaLuTylS8onzS1QLs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TibRAkwTYsFR-XfIDMUB7q4w0il5sTFFqikeunTG-IvG9R0JX8XjwaykcNwg&amp;s">
            <text:p>https://encrypted-tbn0.gstatic.com/images?q=tbn:ANd9GcTibRAkwTYsFR-XfIDMUB7q4w0il5sTFFqikeunTG-IvG9R0JX8XjwaykcNwg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FYOMj0cPtud967oFNhJ8NUv426gcHFwjF9rxPrzqf3kcqzF0QRpM9rqvIOQ&amp;s">
            <text:p>https://encrypted-tbn0.gstatic.com/images?q=tbn:ANd9GcQFYOMj0cPtud967oFNhJ8NUv426gcHFwjF9rxPrzqf3kcqzF0QRpM9rqvIOQ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yZ-43csaWRL8DJJHqLDJ9tOyS65uTOi47s8Cvu1KwWOxIZIVrKFktlIqUgw&amp;s">
            <text:p>https://encrypted-tbn0.gstatic.com/images?q=tbn:ANd9GcSyZ-43csaWRL8DJJHqLDJ9tOyS65uTOi47s8Cvu1KwWOxIZIVrKFktlIqUg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xTEqjG3TLRD8cFvAsikkeN1Wfw632rK6jjePv9eASCAVdNJnNSLGG-5rhEA&amp;s">
            <text:p>https://encrypted-tbn0.gstatic.com/images?q=tbn:ANd9GcSxTEqjG3TLRD8cFvAsikkeN1Wfw632rK6jjePv9eASCAVdNJnNSLGG-5rhEA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h1XGFqyiAypztfHE2liKXHTxaHzpM2ey9Sn0XcD4nmNzpV5qVp5Bgxg8PiwQ&amp;s">
            <text:p>https://encrypted-tbn0.gstatic.com/images?q=tbn:ANd9GcSh1XGFqyiAypztfHE2liKXHTxaHzpM2ey9Sn0XcD4nmNzpV5qVp5Bgxg8PiwQ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SVY-pnVByRNNDks86V23dpmONU1We9iXaJF1Cx8FOx_u69k_A1afeBDgj6rw&amp;s">
            <text:p>https://encrypted-tbn0.gstatic.com/images?q=tbn:ANd9GcSVY-pnVByRNNDks86V23dpmONU1We9iXaJF1Cx8FOx_u69k_A1afeBDgj6r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QB-f1KGGOcO9iU1vTpRgtef7YH4xGBwzy2OvsqiW5alf1Yvno9TWd7rH0Gzw&amp;s">
            <text:p>https://encrypted-tbn0.gstatic.com/images?q=tbn:ANd9GcQB-f1KGGOcO9iU1vTpRgtef7YH4xGBwzy2OvsqiW5alf1Yvno9TWd7rH0Gzw&amp;s</text:p>
          </table:table-cell>
        </table:table-row>
        <table:table-row>
          <table:table-cell office:value-type="string" office:string-value="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 office:value-type="string" office:string-value="https://encrypted-tbn0.gstatic.com/images?q=tbn:ANd9GcTGxxXaqW1G-dvkSKHwBRTbN9ulgVoAA04mMd7QtcKSD-hfjnnNQKS-BD4zCg&amp;s">
            <text:p>https://encrypted-tbn0.gstatic.com/images?q=tbn:ANd9GcTGxxXaqW1G-dvkSKHwBRTbN9ulgVoAA04mMd7QtcKSD-hfjnnNQKS-BD4zCg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wuFFyGVFT3kSBPd0IgP_gp_TeGvjMF6HJnwfH-D1DWdc-cku1Yudjbb2xiGI&amp;s">
            <text:p>https://encrypted-tbn0.gstatic.com/images?q=tbn:ANd9GcSwuFFyGVFT3kSBPd0IgP_gp_TeGvjMF6HJnwfH-D1DWdc-cku1Yudjbb2xiGI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RTLmwFEOktesDGCt50CiuZexgMAdxQcymiOA_p0d1APPBNjVopr0qjXVLD7TA&amp;s">
            <text:p>https://encrypted-tbn0.gstatic.com/images?q=tbn:ANd9GcRTLmwFEOktesDGCt50CiuZexgMAdxQcymiOA_p0d1APPBNjVopr0qjXVLD7TA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TfwKwg4hQk0owKMWFJKX8qDEPzw4M6q-A5Cmz0QZ6QulZlHZWTE0zKGiQDC6c&amp;s">
            <text:p>https://encrypted-tbn0.gstatic.com/images?q=tbn:ANd9GcTfwKwg4hQk0owKMWFJKX8qDEPzw4M6q-A5Cmz0QZ6QulZlHZWTE0zKGiQDC6c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QByZtxlZXuQccpnLuplGmqaicK9JH5_PHdopdsz_v2zQFu90T6X8M8LbI2hg&amp;s">
            <text:p>https://encrypted-tbn0.gstatic.com/images?q=tbn:ANd9GcQByZtxlZXuQccpnLuplGmqaicK9JH5_PHdopdsz_v2zQFu90T6X8M8LbI2hg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TlwiAVPywBfP5o7Lg-s7Iv5mlqtbRcDeLC8sWErKq97-G3fk7373bKAF2zh08&amp;s">
            <text:p>https://encrypted-tbn0.gstatic.com/images?q=tbn:ANd9GcTlwiAVPywBfP5o7Lg-s7Iv5mlqtbRcDeLC8sWErKq97-G3fk7373bKAF2zh08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VY-pnVByRNNDks86V23dpmONU1We9iXaJF1Cx8FOx_u69k_A1afeBDgj6rw&amp;s">
            <text:p>https://encrypted-tbn0.gstatic.com/images?q=tbn:ANd9GcSVY-pnVByRNNDks86V23dpmONU1We9iXaJF1Cx8FOx_u69k_A1afeBDgj6rw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R7ZIBHtIOZBaWez3QMXOPuW-gUsOYCbTt5WT9xqBOW18ssX1yC8TY13_b1Pw&amp;s">
            <text:p>https://encrypted-tbn0.gstatic.com/images?q=tbn:ANd9GcR7ZIBHtIOZBaWez3QMXOPuW-gUsOYCbTt5WT9xqBOW18ssX1yC8TY13_b1Pw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Qj2E70FFKWWUQfNH53QWi1-6TJf91t1e_1OTaPDVR98wDPN5NNEl8VxSQcUg&amp;s">
            <text:p>https://encrypted-tbn0.gstatic.com/images?q=tbn:ANd9GcQj2E70FFKWWUQfNH53QWi1-6TJf91t1e_1OTaPDVR98wDPN5NNEl8VxSQcUg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HwjF9K7h4PZVnzMH9_RT6Y2pZpwz6Vxg116X2w1564yveJY6-YoFrS8ujH98&amp;s">
            <text:p>https://encrypted-tbn0.gstatic.com/images?q=tbn:ANd9GcSHwjF9K7h4PZVnzMH9_RT6Y2pZpwz6Vxg116X2w1564yveJY6-YoFrS8ujH98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xD2qVvBToNxoI0ATnx9y1jY1lJdcYsYV-XZYG-8nbUaRPU5yZpOZoqyMch1o&amp;s">
            <text:p>https://encrypted-tbn0.gstatic.com/images?q=tbn:ANd9GcSxD2qVvBToNxoI0ATnx9y1jY1lJdcYsYV-XZYG-8nbUaRPU5yZpOZoqyMch1o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Sy22qwTjdxLu_Uzl8MZsCylHR8w80FO69mJ5zsb1z0j224kMLr38-PGEdA6s&amp;s">
            <text:p>https://encrypted-tbn0.gstatic.com/images?q=tbn:ANd9GcSSy22qwTjdxLu_Uzl8MZsCylHR8w80FO69mJ5zsb1z0j224kMLr38-PGEdA6s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T1V7TbT7Ex0_SajnW_PgF6fpiURZP41j2n9kAMoqvDqyNMf8_NTe9WuglvpEA&amp;s">
            <text:p>https://encrypted-tbn0.gstatic.com/images?q=tbn:ANd9GcT1V7TbT7Ex0_SajnW_PgF6fpiURZP41j2n9kAMoqvDqyNMf8_NTe9WuglvpEA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QV0FgQP4BSHRz0J23yxWR73AZ4De8hJPDDdVcri_SII0gG0xko-lMHxSgqLg&amp;s">
            <text:p>https://encrypted-tbn0.gstatic.com/images?q=tbn:ANd9GcQV0FgQP4BSHRz0J23yxWR73AZ4De8hJPDDdVcri_SII0gG0xko-lMHxSgqLg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QKECmOsrIt98qk7Ezanj1PMduWjeVjYLONWB6yXIhawDh7cjdVi-uIxJ3U9Lw&amp;s">
            <text:p>https://encrypted-tbn0.gstatic.com/images?q=tbn:ANd9GcQKECmOsrIt98qk7Ezanj1PMduWjeVjYLONWB6yXIhawDh7cjdVi-uIxJ3U9Lw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REIGhjzEOON-DgrubA-xx8hSCj0bbW0GltM6s5nIF7dcMl8R11v3pRFwyC8jc&amp;s">
            <text:p>https://encrypted-tbn0.gstatic.com/images?q=tbn:ANd9GcREIGhjzEOON-DgrubA-xx8hSCj0bbW0GltM6s5nIF7dcMl8R11v3pRFwyC8jc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TqYQxYfEL5RMdb1EGpIvVtR3kuB0OjaN3jsDKCYmPwvCfhzicvF-yJ8AXCIg&amp;s">
            <text:p>https://encrypted-tbn0.gstatic.com/images?q=tbn:ANd9GcTqYQxYfEL5RMdb1EGpIvVtR3kuB0OjaN3jsDKCYmPwvCfhzicvF-yJ8AXCIg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Rx1va00otyw8DR_8EKix5CHvBsbQQYU9M-VthG6nty8zZhfgUfsSJzbxaE3Yo&amp;s">
            <text:p>https://encrypted-tbn0.gstatic.com/images?q=tbn:ANd9GcRx1va00otyw8DR_8EKix5CHvBsbQQYU9M-VthG6nty8zZhfgUfsSJzbxaE3Yo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J39ucIq8h5h7_6JcQ_dSrRNgPSon2LREaXJRNaRjBkBPc8h2umvnp7S9NKw&amp;s">
            <text:p>https://encrypted-tbn0.gstatic.com/images?q=tbn:ANd9GcSJ39ucIq8h5h7_6JcQ_dSrRNgPSon2LREaXJRNaRjBkBPc8h2umvnp7S9NKw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SyZ-43csaWRL8DJJHqLDJ9tOyS65uTOi47s8Cvu1KwWOxIZIVrKFktlIqUgw&amp;s">
            <text:p>https://encrypted-tbn0.gstatic.com/images?q=tbn:ANd9GcSyZ-43csaWRL8DJJHqLDJ9tOyS65uTOi47s8Cvu1KwWOxIZIVrKFktlIqUgw&amp;s</text:p>
          </table:table-cell>
        </table:table-row>
        <table:table-row>
          <table:table-cell office:value-type="string" office:string-value="https://www.google.com/search?q=stationery+bill+format+pdf&amp;tbm=isch&amp;rlz=1C1GCEU_en-GBIN1089IN1090&amp;hl=en&amp;sa=X&amp;ved=2ahUKEwiYm_Chnr6EAxU6j2MGHeTcBN4QrNwCKAB6BQgBEJEB&amp;biw=1349&amp;bih=633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 office:value-type="string" office:string-value="https://encrypted-tbn0.gstatic.com/images?q=tbn:ANd9GcTGxxXaqW1G-dvkSKHwBRTbN9ulgVoAA04mMd7QtcKSD-hfjnnNQKS-BD4zCg&amp;s">
            <text:p>https://encrypted-tbn0.gstatic.com/images?q=tbn:ANd9GcTGxxXaqW1G-dvkSKHwBRTbN9ulgVoAA04mMd7QtcKSD-hfjnnNQKS-BD4zCg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RWbdYdloH-ISAIUCyFoIolaA6bZoSurUuXMNy79Ftq-qiFX4F0DU9eZZm0yg&amp;s">
            <text:p>https://encrypted-tbn0.gstatic.com/images?q=tbn:ANd9GcRRWbdYdloH-ISAIUCyFoIolaA6bZoSurUuXMNy79Ftq-qiFX4F0DU9eZZm0yg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d8rBmBjjP83EV3-kzjtm1Ss_KvM1_e8MwCB7FtJqIfjDxJhh4MFyB9qt7SUk&amp;s">
            <text:p>https://encrypted-tbn0.gstatic.com/images?q=tbn:ANd9GcQd8rBmBjjP83EV3-kzjtm1Ss_KvM1_e8MwCB7FtJqIfjDxJhh4MFyB9qt7SUk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TbiBYzSmpqF-FmwGQsa5uQw5euEOthf7eQ8zC3wkFzOPgmWobzDigrMGQUv4A&amp;s">
            <text:p>https://encrypted-tbn0.gstatic.com/images?q=tbn:ANd9GcTbiBYzSmpqF-FmwGQsa5uQw5euEOthf7eQ8zC3wkFzOPgmWobzDigrMGQUv4A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UBlH42UtZuC351F2GCE_0rhP0ZVWigIwDET4ogZKwICIB-azaAn5LoUbmLWI&amp;s">
            <text:p>https://encrypted-tbn0.gstatic.com/images?q=tbn:ANd9GcRUBlH42UtZuC351F2GCE_0rhP0ZVWigIwDET4ogZKwICIB-azaAn5LoUbmLWI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gLo6LGFsOZgl54bXnZ5VqpTNwRKjCzHI14uJiHR3VWYPY_NwyCRcNp_0uyA&amp;s">
            <text:p>https://encrypted-tbn0.gstatic.com/images?q=tbn:ANd9GcRgLo6LGFsOZgl54bXnZ5VqpTNwRKjCzHI14uJiHR3VWYPY_NwyCRcNp_0uyA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0PM35KJICRtao49fKcyVzCexjL8YSSvfz_EUDrZTt9qfIgXpvAJ16nvnz5g&amp;s">
            <text:p>https://encrypted-tbn0.gstatic.com/images?q=tbn:ANd9GcQ0PM35KJICRtao49fKcyVzCexjL8YSSvfz_EUDrZTt9qfIgXpvAJ16nvnz5g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xP6vHNMJHBHGLVRoXKnh1kw6jy-3S-6xViT-Ig-fxrxg2CXdlUDJShadGWQ&amp;s">
            <text:p>https://encrypted-tbn0.gstatic.com/images?q=tbn:ANd9GcQxP6vHNMJHBHGLVRoXKnh1kw6jy-3S-6xViT-Ig-fxrxg2CXdlUDJShadGWQ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aL2J1UFGMFtjjs8jH0iSojC8e92xmwWvT7ROX3hH_Eui4YUW0OEIBOsTMfxM&amp;s">
            <text:p>https://encrypted-tbn0.gstatic.com/images?q=tbn:ANd9GcRaL2J1UFGMFtjjs8jH0iSojC8e92xmwWvT7ROX3hH_Eui4YUW0OEIBOsTMfxM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j4eY1vCR6jaUaoIouDdUi6XAOR4mdKniWCtrAKR-PqQPniTb50hm2SrkngQ&amp;s">
            <text:p>https://encrypted-tbn0.gstatic.com/images?q=tbn:ANd9GcRj4eY1vCR6jaUaoIouDdUi6XAOR4mdKniWCtrAKR-PqQPniTb50hm2SrkngQ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RpA6VBMwNn3EfOoVOBfno9oERuD3UKTApADLLkgeXI47_S6lGQiHaqtX3dg&amp;s">
            <text:p>https://encrypted-tbn0.gstatic.com/images?q=tbn:ANd9GcQRpA6VBMwNn3EfOoVOBfno9oERuD3UKTApADLLkgeXI47_S6lGQiHaqtX3dg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cROhLAxZ-OZxLW2VRjpxLEIJi4VZNLbIv8B8L0vbEwCw8j9Z8shvrEYCsF8U&amp;s">
            <text:p>https://encrypted-tbn0.gstatic.com/images?q=tbn:ANd9GcRcROhLAxZ-OZxLW2VRjpxLEIJi4VZNLbIv8B8L0vbEwCw8j9Z8shvrEYCsF8U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6vM7Y-VQwbc992luL5TgKtT_GG5FTP4-YTdIKh19D9Oo7Yow23jJzDFEjnK4&amp;s">
            <text:p>https://encrypted-tbn0.gstatic.com/images?q=tbn:ANd9GcQ6vM7Y-VQwbc992luL5TgKtT_GG5FTP4-YTdIKh19D9Oo7Yow23jJzDFEjnK4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bUbRPsiVS4NGu5bfUmLCbpWHkmPFFPgbxEWWe95HUKfKx3i1wg34M-oRtle0&amp;s">
            <text:p>https://encrypted-tbn0.gstatic.com/images?q=tbn:ANd9GcQbUbRPsiVS4NGu5bfUmLCbpWHkmPFFPgbxEWWe95HUKfKx3i1wg34M-oRtle0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TBiIvG07tVgTEumZ9ddvGsduXrMW98mpKc7hr5qLldppvJdTLpbUOVPNxL6Q&amp;s">
            <text:p>https://encrypted-tbn0.gstatic.com/images?q=tbn:ANd9GcTBiIvG07tVgTEumZ9ddvGsduXrMW98mpKc7hr5qLldppvJdTLpbUOVPNxL6Q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SRyMZkQRA5GlRPhXKo8hb9sTy3h6JTfWH_hlg96CeUnBJV13uAkwlk5zdTKA&amp;s">
            <text:p>https://encrypted-tbn0.gstatic.com/images?q=tbn:ANd9GcSRyMZkQRA5GlRPhXKo8hb9sTy3h6JTfWH_hlg96CeUnBJV13uAkwlk5zdTKA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Qnhu8Jut1CXU2dmNjyLuUPW9JwL0wP5LPvD4bm2gS9mj-yz9X1273jgXWkBoo&amp;s">
            <text:p>https://encrypted-tbn0.gstatic.com/images?q=tbn:ANd9GcQnhu8Jut1CXU2dmNjyLuUPW9JwL0wP5LPvD4bm2gS9mj-yz9X1273jgXWkBoo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BINBenMfnQG-rUnLRpXIy53CXjfhI87tCxqNMawl26EsbKs4JSLkK4ilUIVQ&amp;s">
            <text:p>https://encrypted-tbn0.gstatic.com/images?q=tbn:ANd9GcRBINBenMfnQG-rUnLRpXIy53CXjfhI87tCxqNMawl26EsbKs4JSLkK4ilUIVQ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T5cBCJBvgXcPwOclPXm-Gt1qtPGCEp2EDT8LaRjZY3zPv2XxguARIEvh72DA&amp;s">
            <text:p>https://encrypted-tbn0.gstatic.com/images?q=tbn:ANd9GcT5cBCJBvgXcPwOclPXm-Gt1qtPGCEp2EDT8LaRjZY3zPv2XxguARIEvh72DA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R-mtMOFz3bJwBoOo2mkM8gNmw11S_OX2DyokG_JrhYfLrDlWSfay_SXieRCA&amp;s">
            <text:p>https://encrypted-tbn0.gstatic.com/images?q=tbn:ANd9GcR-mtMOFz3bJwBoOo2mkM8gNmw11S_OX2DyokG_JrhYfLrDlWSfay_SXieRCA&amp;s</text:p>
          </table:table-cell>
        </table:table-row>
        <table:table-row>
          <table:table-cell office:value-type="string" office:string-value="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 office:value-type="string" office:string-value="https://encrypted-tbn0.gstatic.com/images?q=tbn:ANd9GcS5YOGflxcSVyc_tVpvixLepBQUDuVUP0aqzfZhlAqxMhB-A2ZnRXLR9X8xgw&amp;s">
            <text:p>https://encrypted-tbn0.gstatic.com/images?q=tbn:ANd9GcS5YOGflxcSVyc_tVpvixLepBQUDuVUP0aqzfZhlAqxMhB-A2ZnRXLR9X8xgw&amp;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xlink="http://www.w3.org/1999/xlink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